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79.08mm"/>
    </style:style>
    <style:style style:name="co4" style:family="table-column">
      <style:table-column-properties fo:break-before="auto" style:column-width="131.74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131.2mm"/>
    </style:style>
    <style:style style:name="co7" style:family="table-column">
      <style:table-column-properties fo:break-before="auto" style:column-width="40.45mm"/>
    </style:style>
    <style:style style:name="co8" style:family="table-column">
      <style:table-column-properties fo:break-before="auto" style:column-width="127.92mm"/>
    </style:style>
    <style:style style:name="co9" style:family="table-column">
      <style:table-column-properties fo:break-before="auto" style:column-width="46.46mm"/>
    </style:style>
    <style:style style:name="co10" style:family="table-column">
      <style:table-column-properties fo:break-before="auto" style:column-width="139.4mm"/>
    </style:style>
    <style:style style:name="co11" style:family="table-column">
      <style:table-column-properties fo:break-before="auto" style:column-width="40.73mm"/>
    </style:style>
    <style:style style:name="co12" style:family="table-column">
      <style:table-column-properties fo:break-before="auto" style:column-width="132.57mm"/>
    </style:style>
    <style:style style:name="co13" style:family="table-column">
      <style:table-column-properties fo:break-before="auto" style:column-width="128.46mm"/>
    </style:style>
    <style:style style:name="co14" style:family="table-column">
      <style:table-column-properties fo:break-before="auto" style:column-width="3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str yg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Enter-event-count</text:p>
          </table:table-cell>
          <table:table-cell office:value-type="string">
            <text:p>Exit-event-count</text:p>
          </table:table-cell>
          <table:table-cell office:value-type="string">
            <text:p>Step-event-count</text:p>
          </table:table-cell>
          <table:table-cell office:value-type="string">
            <text:p>program-term-size</text:p>
          </table:table-cell>
          <table:table-cell office:value-type="string">
            <text:p>parse-time</text:p>
          </table:table-cell>
          <table:table-cell office:value-type="string">
            <text:p>instrumentation-time</text:p>
          </table:table-cell>
          <table:table-cell office:value-type="string">
            <text:p>write-time</text:p>
          </table:table-cell>
          <table:table-cell office:value-type="string">
            <text:p>file-total-time</text:p>
          </table:table-cell>
        </table:table-row>
        <table:table-row table:style-name="ro1">
          <table:table-cell office:value-type="string">
            <text:p>questions/question-emails.app</text:p>
          </table:table-cell>
          <table:table-cell table:number-columns-repeated="2"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841">
            <text:p>841</text:p>
          </table:table-cell>
          <table:table-cell office:value-type="string">
            <text:p>1.16</text:p>
          </table:table-cell>
          <table:table-cell office:value-type="float" office:value="0.57">
            <text:p>0,57</text:p>
          </table:table-cell>
          <table:table-cell office:value-type="float" office:value="1.67">
            <text:p>1,67</text:p>
          </table:table-cell>
          <table:table-cell office:value-type="float" office:value="3.42">
            <text:p>3,42</text:p>
          </table:table-cell>
        </table:table-row>
        <table:table-row table:style-name="ro1">
          <table:table-cell office:value-type="string">
            <text:p>questions/question-view.app</text:p>
          </table:table-cell>
          <table:table-cell table:number-columns-repeated="2"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760">
            <text:p>760</text:p>
          </table:table-cell>
          <table:table-cell office:value-type="string">
            <text:p>0.29</text:p>
          </table:table-cell>
          <table:table-cell office:value-type="string">
            <text:p>0.31</text:p>
          </table:table-cell>
          <table:table-cell office:value-type="string">
            <text:p>0.73</text:p>
          </table:table-cell>
          <table:table-cell table:style-name="ce1" office:value-type="float" office:value="1.34">
            <text:p>1.34</text:p>
          </table:table-cell>
        </table:table-row>
        <table:table-row table:style-name="ro1">
          <table:table-cell office:value-type="string">
            <text:p>questions/question-model.app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17">
            <text:p>417</text:p>
          </table:table-cell>
          <table:table-cell office:value-type="string">
            <text:p>0.2</text:p>
          </table:table-cell>
          <table:table-cell office:value-type="string">
            <text:p>0.07</text:p>
          </table:table-cell>
          <table:table-cell office:value-type="string">
            <text:p>0.2</text:p>
          </table:table-cell>
          <table:table-cell office:value-type="string">
            <text:p>0.47</text:p>
          </table:table-cell>
        </table:table-row>
        <table:table-row table:style-name="ro1">
          <table:table-cell office:value-type="string">
            <text:p>questions/question-ac.app</text:p>
          </table:table-cell>
          <table:table-cell table:number-columns-repeated="3"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string">
            <text:p>0.1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string">
            <text:p>webservice/model.app</text:p>
          </table:table-cell>
          <table:table-cell table:number-columns-repeated="2"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86">
            <text:p>486</text:p>
          </table:table-cell>
          <table:table-cell office:value-type="string">
            <text:p>0.08</text:p>
          </table:table-cell>
          <table:table-cell office:value-type="string">
            <text:p>0.04</text:p>
          </table:table-cell>
          <table:table-cell office:value-type="string">
            <text:p>0.13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string">
            <text:p>tag/manual.app</text:p>
          </table:table-cell>
          <table:table-cell table:number-columns-repeated="2"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17">
            <text:p>217</text:p>
          </table:table-cell>
          <table:table-cell table:number-columns-repeated="2" office:value-type="string">
            <text:p>0.06</text:p>
          </table:table-cell>
          <table:table-cell office:value-type="string">
            <text:p>0.09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string">
            <text:p>tag/ac.app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string">
            <text:p>tag/release.app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2">
            <text:p>472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string">
            <text:p>tag/sidebar.app</text:p>
          </table:table-cell>
          <table:table-cell table:number-columns-repeated="2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71">
            <text:p>371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  <table:table-cell office:value-type="string">
            <text:p>0.07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string">
            <text:p>tag/tag-model.app</text:p>
          </table:table-cell>
          <table:table-cell table:number-columns-repeated="2"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419">
            <text:p>1419</text:p>
          </table:table-cell>
          <table:table-cell office:value-type="string">
            <text:p>0.07</text:p>
          </table:table-cell>
          <table:table-cell office:value-type="string">
            <text:p>0.1</text:p>
          </table:table-cell>
          <table:table-cell office:value-type="string">
            <text:p>0.16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string">
            <text:p>tag/tag.app</text:p>
          </table:table-cell>
          <table:table-cell table:number-columns-repeated="2"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1399">
            <text:p>1399</text:p>
          </table:table-cell>
          <table:table-cell office:value-type="string">
            <text:p>0.07</text:p>
          </table:table-cell>
          <table:table-cell office:value-type="string">
            <text:p>0.15</text:p>
          </table:table-cell>
          <table:table-cell office:value-type="string">
            <text:p>0.1</text:p>
          </table:table-cell>
          <table:table-cell office:value-type="string">
            <text:p>0.32</text:p>
          </table:table-cell>
        </table:table-row>
        <table:table-row table:style-name="ro1">
          <table:table-cell office:value-type="string">
            <text:p>comment/event.app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0.01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comment/issueControl.app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12">
            <text:p>212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string">
            <text:p>comment/ac.app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string">
            <text:p>0.01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comment/tagControl.app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comment/comment.app</text:p>
          </table:table-cell>
          <table:table-cell table:number-columns-repeated="2"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644">
            <text:p>644</text:p>
          </table:table-cell>
          <table:table-cell office:value-type="string">
            <text:p>0.04</text:p>
          </table:table-cell>
          <table:table-cell office:value-type="string">
            <text:p>0.03</text:p>
          </table:table-cell>
          <table:table-cell office:value-type="string">
            <text:p>0.06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string">
            <text:p>generic/editable-text.app</text:p>
          </table:table-cell>
          <table:table-cell table:number-columns-repeated="2"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845">
            <text:p>84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0.05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string">
            <text:p>generic/entity.app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36">
            <text:p>236</text:p>
          </table:table-cell>
          <table:table-cell office:value-type="string">
            <text:p>0.0</text:p>
          </table:table-cell>
          <table:table-cell table:number-columns-repeated="2" office:value-type="string">
            <text:p>0.03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project/settings.app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27">
            <text:p>327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string">
            <text:p>project/project-model.app</text:p>
          </table:table-cell>
          <table:table-cell table:number-columns-repeated="2"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1872">
            <text:p>1872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08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string">
            <text:p>project/register.app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office:value-type="string">
            <text:p>0.0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project/ac.app</text:p>
          </table:table-cell>
          <table:table-cell table:number-columns-repeated="3" office:value-type="float" office:value="0">
            <text:p>0</text:p>
          </table:table-cell>
          <table:table-cell office:value-type="float" office:value="595">
            <text:p>595</text:p>
          </table:table-cell>
          <table:table-cell table:number-columns-repeated="2"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string">
            <text:p>project/sidebar.app</text:p>
          </table:table-cell>
          <table:table-cell table:number-columns-repeated="2"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495">
            <text:p>495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  <table:table-cell office:value-type="string">
            <text:p>0.03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string">
            <text:p>project/members.app</text:p>
          </table:table-cell>
          <table:table-cell table:number-columns-repeated="2" office:value-type="float" office:value="13">
            <text:p>13</text:p>
          </table:table-cell>
          <table:table-cell office:value-type="float" office:value="124">
            <text:p>124</text:p>
          </table:table-cell>
          <table:table-cell office:value-type="float" office:value="984">
            <text:p>984</text:p>
          </table:table-cell>
          <table:table-cell office:value-type="string">
            <text:p>0.04</text:p>
          </table:table-cell>
          <table:table-cell table:number-columns-repeated="2" office:value-type="string">
            <text:p>0.06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string">
            <text:p>project/statistics.app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31">
            <text:p>431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string">
            <text:p>project/project.app</text:p>
          </table:table-cell>
          <table:table-cell table:number-columns-repeated="2"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726">
            <text:p>726</text:p>
          </table:table-cell>
          <table:table-cell office:value-type="string">
            <text:p>0.02</text:p>
          </table:table-cell>
          <table:table-cell table:number-columns-repeated="2" office:value-type="string">
            <text:p>0.05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string">
            <text:p>project/roadmap.app</text:p>
          </table:table-cell>
          <table:table-cell table:number-columns-repeated="2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97">
            <text:p>397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string">
            <text:p>issue/ghost.app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01">
            <text:p>401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string">
            <text:p>issue/attachment.app</text:p>
          </table:table-cell>
          <table:table-cell table:number-columns-repeated="2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49">
            <text:p>349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string">
            <text:p>issue/emails.app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906">
            <text:p>906</text:p>
          </table:table-cell>
          <table:table-cell office:value-type="string">
            <text:p>0.04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string">
            <text:p>issue/types.app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0.01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string">
            <text:p>issue/issueBrowser.app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0</text:p>
          </table:table-cell>
          <table:table-cell table:number-columns-repeated="2" office:value-type="string">
            <text:p>0.03</text:p>
          </table:table-cell>
        </table:table-row>
        <table:table-row table:style-name="ro1">
          <table:table-cell office:value-type="string">
            <text:p>issue/issue-model.app</text:p>
          </table:table-cell>
          <table:table-cell table:number-columns-repeated="2" office:value-type="float" office:value="25">
            <text:p>25</text:p>
          </table:table-cell>
          <table:table-cell office:value-type="float" office:value="114">
            <text:p>114</text:p>
          </table:table-cell>
          <table:table-cell office:value-type="float" office:value="1950">
            <text:p>1950</text:p>
          </table:table-cell>
          <table:table-cell office:value-type="string">
            <text:p>0.07</text:p>
          </table:table-cell>
          <table:table-cell office:value-type="string">
            <text:p>0.15</text:p>
          </table:table-cell>
          <table:table-cell office:value-type="string">
            <text:p>0.11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string">
            <text:p>issue/issue.app</text:p>
          </table:table-cell>
          <table:table-cell table:number-columns-repeated="2"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1286">
            <text:p>1286</text:p>
          </table:table-cell>
          <table:table-cell office:value-type="string">
            <text:p>0.07</text:p>
          </table:table-cell>
          <table:table-cell office:value-type="string">
            <text:p>0.1</text:p>
          </table:table-cell>
          <table:table-cell office:value-type="string">
            <text:p>0.06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string">
            <text:p>issue/register.app</text:p>
          </table:table-cell>
          <table:table-cell table:number-columns-repeated="2"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726">
            <text:p>726</text:p>
          </table:table-cell>
          <table:table-cell office:value-type="string">
            <text:p>0.03</text:p>
          </table:table-cell>
          <table:table-cell office:value-type="string">
            <text:p>0.06</text:p>
          </table:table-cell>
          <table:table-cell office:value-type="string">
            <text:p>0.05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issue/ac.app</text:p>
          </table:table-cell>
          <table:table-cell table:number-columns-repeated="3" office:value-type="float" office:value="2">
            <text:p>2</text:p>
          </table:table-cell>
          <table:table-cell office:value-type="float" office:value="606">
            <text:p>606</text:p>
          </table:table-cell>
          <table:table-cell office:value-type="string">
            <text:p>0.02</text:p>
          </table:table-cell>
          <table:table-cell table:number-columns-repeated="2" office:value-type="string">
            <text:p>0.03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issue/sidebar.app</text:p>
          </table:table-cell>
          <table:table-cell table:number-columns-repeated="2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15">
            <text:p>415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string">
            <text:p>user/user-model.app</text:p>
          </table:table-cell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774">
            <text:p>774</text:p>
          </table:table-cell>
          <table:table-cell office:value-type="string">
            <text:p>0.03</text:p>
          </table:table-cell>
          <table:table-cell table:number-columns-repeated="2" office:value-type="string">
            <text:p>0.04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string">
            <text:p>user/access.app</text:p>
          </table:table-cell>
          <table:table-cell table:number-columns-repeated="2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308">
            <text:p>308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user/register.app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93">
            <text:p>293</text:p>
          </table:table-cell>
          <table:table-cell table:number-columns-repeated="3" office:value-type="string">
            <text:p>0.02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user/ac.app</text:p>
          </table:table-cell>
          <table:table-cell table:number-columns-repeated="3"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string">
            <text:p>0.0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string">
            <text:p>user/password.app</text:p>
          </table:table-cell>
          <table:table-cell table:number-columns-repeated="2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81">
            <text:p>381</text:p>
          </table:table-cell>
          <table:table-cell office:value-type="string">
            <text:p>0.01</text:p>
          </table:table-cell>
          <table:table-cell table:number-columns-repeated="2" office:value-type="string">
            <text:p>0.04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string">
            <text:p>user/user.app</text:p>
          </table:table-cell>
          <table:table-cell table:number-columns-repeated="2"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553">
            <text:p>553</text:p>
          </table:table-cell>
          <table:table-cell office:value-type="string">
            <text:p>0.02</text:p>
          </table:table-cell>
          <table:table-cell table:number-columns-repeated="2" office:value-type="string">
            <text:p>0.06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user/home.app</text:p>
          </table:table-cell>
          <table:table-cell table:number-columns-repeated="2"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580">
            <text:p>580</text:p>
          </table:table-cell>
          <table:table-cell office:value-type="string">
            <text:p>0.02</text:p>
          </table:table-cell>
          <table:table-cell table:number-columns-repeated="2" office:value-type="string">
            <text:p>0.04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string">
            <text:p>features.app</text:p>
          </table:table-cell>
          <table:table-cell table:number-columns-repeated="2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62">
            <text:p>262</text:p>
          </table:table-cell>
          <table:table-cell office:value-type="string">
            <text:p>0.01</text:p>
          </table:table-cell>
          <table:table-cell table:number-columns-repeated="2" office:value-type="string">
            <text:p>0.03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string">
            <text:p>emails.app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0</text:p>
          </table:table-cell>
          <table:table-cell table:number-columns-repeated="2" office:value-type="string">
            <text:p>0.02</text:p>
          </table:table-cell>
        </table:table-row>
        <table:table-row table:style-name="ro1">
          <table:table-cell office:value-type="string">
            <text:p>templates.app</text:p>
          </table:table-cell>
          <table:table-cell table:number-columns-repeated="2"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350">
            <text:p>350</text:p>
          </table:table-cell>
          <table:table-cell office:value-type="string">
            <text:p>0.01</text:p>
          </table:table-cell>
          <table:table-cell office:value-type="string">
            <text:p>0.04</text:p>
          </table:table-cell>
          <table:table-cell office:value-type="string">
            <text:p>0.05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string">
            <text:p>ac.app</text:p>
          </table:table-cell>
          <table:table-cell table:number-columns-repeated="3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string">
            <text:p>0.01</text:p>
          </table:table-cell>
          <table:table-cell office:value-type="string">
            <text:p>0.0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search.app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89">
            <text:p>289</text:p>
          </table:table-cell>
          <table:table-cell table:number-columns-repeated="3" office:value-type="string">
            <text:p>0.02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auxiliary.app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16">
            <text:p>216</text:p>
          </table:table-cell>
          <table:table-cell office:value-type="string">
            <text:p>0.0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string">
            <text:p>yellowgrass.app</text:p>
          </table:table-cell>
          <table:table-cell table:number-columns-repeated="2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393">
            <text:p>393</text:p>
          </table:table-cell>
          <table:table-cell office:value-type="string">
            <text:p>0.01</text:p>
          </table:table-cell>
          <table:table-cell office:value-type="string">
            <text:p>0.04</text:p>
          </table:table-cell>
          <table:table-cell office:value-type="string">
            <text:p>0.03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string">
            <text:p>webservices.app</text:p>
          </table:table-cell>
          <table:table-cell table:number-columns-repeated="2"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655">
            <text:p>1655</text:p>
          </table:table-cell>
          <table:table-cell office:value-type="string">
            <text:p>0.06</text:p>
          </table:table-cell>
          <table:table-cell table:number-columns-repeated="2" office:value-type="string">
            <text:p>0.07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string">
            <text:p>templates-bootstrap.app</text:p>
          </table:table-cell>
          <table:table-cell table:number-columns-repeated="2"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38">
            <text:p>238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06</text:p>
          </table:table-cell>
        </table:table-row>
      </table:table>
      <table:table table:name="instr repo" table:style-name="ta1" table:print="false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Enter-event-count</text:p>
          </table:table-cell>
          <table:table-cell office:value-type="string">
            <text:p>Exit-event-count</text:p>
          </table:table-cell>
          <table:table-cell office:value-type="string">
            <text:p>Step-event-count</text:p>
          </table:table-cell>
          <table:table-cell office:value-type="string">
            <text:p>program-term-size</text:p>
          </table:table-cell>
          <table:table-cell office:value-type="string">
            <text:p>parse-time</text:p>
          </table:table-cell>
          <table:table-cell office:value-type="string">
            <text:p>instrumentation-time</text:p>
          </table:table-cell>
          <table:table-cell office:value-type="string">
            <text:p>write-time</text:p>
          </table:table-cell>
          <table:table-cell office:value-type="string">
            <text:p>file-total-time</text:p>
          </table:table-cell>
          <table:table-cell/>
        </table:table-row>
        <table:table-row table:style-name="ro1">
          <table:table-cell office:value-type="string">
            <text:p>language-construct/language-construct-ui.app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.04">
            <text:p>1,04</text:p>
          </table:table-cell>
          <table:table-cell office:value-type="float" office:value="0.33">
            <text:p>0,33</text:p>
          </table:table-cell>
          <table:table-cell office:value-type="float" office:value="1.41">
            <text:p>1,4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nguage-construct/language-construct-data.app</text:p>
          </table:table-cell>
          <table:table-cell table:number-columns-repeated="2"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1">
            <text:p>0,31</text:p>
          </table:table-cell>
          <table:table-cell office:value-type="float" office:value="0.17">
            <text:p>0,17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nage/manage-ui.app</text:p>
          </table:table-cell>
          <table:table-cell table:number-columns-repeated="2" office:value-type="float" office:value="28">
            <text:p>28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>
            <draw:frame table:end-cell-address="'instr repo'.R38" table:end-x="6.54mm" table:end-y="3.97mm" draw:z-index="0" draw:style-name="gr1" svg:width="174.59mm" svg:height="155.07mm" svg:x="12.6mm" svg:y="1.86mm">
              <draw:object draw:notify-on-update-of-ranges="'instr repo'.A2:'instr repo'.A33 'instr repo'.E2:'instr repo'.E33 'instr repo'.I1:'instr repo'.I1 'instr repo'.I2:'instr repo'.I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manage/manage-data.app</text:p>
          </table:table-cell>
          <table:table-cell table:number-columns-repeated="2"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float" office:value="1537">
            <text:p>1537</text:p>
          </table:table-cell>
          <table:table-cell office:value-type="float" office:value="0.18">
            <text:p>0,18</text:p>
          </table:table-cell>
          <table:table-cell office:value-type="float" office:value="0.15">
            <text:p>0,15</text:p>
          </table:table-cell>
          <table:table-cell office:value-type="float" office:value="0.2">
            <text:p>0,2</text:p>
          </table:table-cell>
          <table:table-cell office:value-type="float" office:value="0.53">
            <text:p>0,53</text:p>
          </table:table-cell>
          <table:table-cell/>
        </table:table-row>
        <table:table-row table:style-name="ro1">
          <table:table-cell office:value-type="string">
            <text:p>search/search-ui.ap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,02</text:p>
          </table:table-cell>
          <table:table-cell/>
        </table:table-row>
        <table:table-row table:style-name="ro1">
          <table:table-cell office:value-type="string">
            <text:p>search/search-configuration.app</text:p>
          </table:table-cell>
          <table:table-cell table:number-columns-repeated="3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4">
            <text:p>0,04</text:p>
          </table:table-cell>
          <table:table-cell office:value-type="float" office:value="0.07">
            <text:p>0,07</text:p>
          </table:table-cell>
          <table:table-cell/>
        </table:table-row>
        <table:table-row table:style-name="ro1">
          <table:table-cell office:value-type="string">
            <text:p>search/search-misc.app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5">
            <text:p>0,05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1">
          <table:table-cell office:value-type="string">
            <text:p>request/request.app</text:p>
          </table:table-cell>
          <table:table-cell table:number-columns-repeated="2"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1105">
            <text:p>1105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23">
            <text:p>0,23</text:p>
          </table:table-cell>
          <table:table-cell/>
        </table:table-row>
        <table:table-row table:style-name="ro1">
          <table:table-cell office:value-type="string">
            <text:p>entry/entry.app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14">
            <text:p>614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project/project.app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4">
            <text:p>214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3">
            <text:p>0,03</text:p>
          </table:table-cell>
          <table:table-cell office:value-type="float" office:value="0.06">
            <text:p>0,06</text:p>
          </table:table-cell>
          <table:table-cell/>
        </table:table-row>
        <table:table-row table:style-name="ro1">
          <table:table-cell office:value-type="string">
            <text:p>elib/bootstrap/bootstrap.app</text:p>
          </table:table-cell>
          <table:table-cell table:number-columns-repeated="2" office:value-type="float" office:value="92">
            <text:p>9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0.08">
            <text:p>0,08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b/bootstrap/icons.app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0.09">
            <text:p>0,09</text:p>
          </table:table-cell>
          <table:table-cell office:value-type="float" office:value="0.31">
            <text:p>0,31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b/request.app</text:p>
          </table:table-cell>
          <table:table-cell table:number-columns-repeated="3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1">
          <table:table-cell office:value-type="string">
            <text:p>elib/ace.app</text:p>
          </table:table-cell>
          <table:table-cell table:number-columns-repeated="2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6">
            <text:p>0,06</text:p>
          </table:table-cell>
          <table:table-cell/>
        </table:table-row>
        <table:table-row table:style-name="ro1">
          <table:table-cell office:value-type="string">
            <text:p>elib/tabs.app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string">
            <text:p>elib/coordinates.app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1">
          <table:table-cell office:value-type="string">
            <text:p>elib/datetime.app</text:p>
          </table:table-cell>
          <table:table-cell table:number-columns-repeated="2"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715">
            <text:p>715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elib/modal-dialog.app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1">
          <table:table-cell office:value-type="string">
            <text:p>elib/pageindex.app</text:p>
          </table:table-cell>
          <table:table-cell table:number-columns-repeated="2"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847">
            <text:p>847</text:p>
          </table:table-cell>
          <table:table-cell office:value-type="float" office:value="0.03">
            <text:p>0,03</text:p>
          </table:table-cell>
          <table:table-cell office:value-type="float" office:value="0.06">
            <text:p>0,06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office:value-type="string">
            <text:p>elib/markup.app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elib/string.app</text:p>
          </table:table-cell>
          <table:table-cell table:number-columns-repeated="2"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901">
            <text:p>901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6">
            <text:p>0,06</text:p>
          </table:table-cell>
          <table:table-cell office:value-type="float" office:value="0.14">
            <text:p>0,14</text:p>
          </table:table-cell>
          <table:table-cell/>
        </table:table-row>
        <table:table-row table:style-name="ro1">
          <table:table-cell office:value-type="string">
            <text:p>elib/lib.ap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elib/counter.app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elib/list.app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1">
          <table:table-cell office:value-type="string">
            <text:p>elib/editable.app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1">
          <table:table-cell office:value-type="string">
            <text:p>elib/accesscontrol.app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  <table:table-cell/>
        </table:table-row>
        <table:table-row table:style-name="ro1">
          <table:table-cell office:value-type="string">
            <text:p>elib/checkboxWikiText.app</text:p>
          </table:table-cell>
          <table:table-cell table:number-columns-repeated="2"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01">
            <text:p>601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1">
          <table:table-cell office:value-type="string">
            <text:p>elib/rss.app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string">
            <text:p>elib/math.app</text:p>
          </table:table-cell>
          <table:table-cell table:number-columns-repeated="2"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64">
            <text:p>464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9">
            <text:p>0,09</text:p>
          </table:table-cell>
          <table:table-cell/>
        </table:table-row>
        <table:table-row table:style-name="ro1">
          <table:table-cell office:value-type="string">
            <text:p>repository/repository.app</text:p>
          </table:table-cell>
          <table:table-cell table:number-columns-repeated="2"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909">
            <text:p>909</text:p>
          </table:table-cell>
          <table:table-cell office:value-type="float" office:value="0.03">
            <text:p>0,03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office:value-type="string">
            <text:p>reposearch.app</text:p>
          </table:table-cell>
          <table:table-cell table:number-columns-repeated="2"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997">
            <text:p>997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office:value-type="float" office:value="0.06">
            <text:p>0,06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1">
          <table:table-cell office:value-type="string">
            <text:p>ac.app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78">
            <text:p>578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</table:table-row>
      </table:table>
      <table:table table:name="build blog" table:style-name="ta1" table:print="false"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ormal</text:p>
          </table:table-cell>
          <table:table-cell table:number-columns-repeated="2"/>
          <table:table-cell office:value-type="string">
            <text:p>instrumented</text:p>
          </table:table-cell>
          <table:table-cell table:number-columns-repeated="4"/>
        </table:table-row>
        <table:table-row table:style-name="ro1">
          <table:table-cell office:value-type="string">
            <text:p>[ Main | info ] stage 1: parsing blog.app <text:s text:c="4"/>: [user/system] = [1.73s/0.00s]</text:p>
          </table:table-cell>
          <table:table-cell office:value-type="float" office:value="1.73">
            <text:p>1,73</text:p>
          </table:table-cell>
          <table:table-cell/>
          <table:table-cell office:value-type="string">
            <text:p>[ Main | info ] stage 1: parsing blog.app <text:s text:c="4"/>: [user/system] = [1.69s/0.00s]</text:p>
          </table:table-cell>
          <table:table-cell office:value-type="float" office:value="1.69">
            <text:p>1,69</text:p>
          </table:table-cell>
          <table:table-cell/>
          <table:table-cell table:formula="of:=[.E2]-[.B2]" office:value-type="float" office:value="-0.04">
            <text:p>-0,04</text:p>
          </table:table-cell>
          <table:table-cell table:formula="of:=[.G2]/[.B2]*100" office:value-type="float" office:value="-2.3121387283237">
            <text:p>-2,3121387283237</text:p>
          </table:table-cell>
        </table:table-row>
        <table:table-row table:style-name="ro1">
          <table:table-cell office:value-type="string">
            <text:p>[ Main | info ] stage 2: importing modules <text:s text:c="3"/>: [user/system] = [6.81s/0.00s]</text:p>
          </table:table-cell>
          <table:table-cell office:value-type="float" office:value="6.81">
            <text:p>6,81</text:p>
          </table:table-cell>
          <table:table-cell/>
          <table:table-cell office:value-type="string">
            <text:p>[ Main | info ] stage 2: importing modules <text:s text:c="3"/>: [user/system] = [13.71s/0.00s]</text:p>
          </table:table-cell>
          <table:table-cell office:value-type="float" office:value="13.71">
            <text:p>13,71</text:p>
          </table:table-cell>
          <table:table-cell/>
          <table:table-cell table:formula="of:=[.E3]-[.B3]" office:value-type="float" office:value="6.9">
            <text:p>6,9</text:p>
          </table:table-cell>
          <table:table-cell table:formula="of:=[.G3]/[.B3]*100" office:value-type="float" office:value="101.321585903084">
            <text:p>101,321585903084</text:p>
          </table:table-cell>
        </table:table-row>
        <table:table-row table:style-name="ro1">
          <table:table-cell office:value-type="string">
            <text:p>[ Main | info ] stage 3: typechecking <text:s text:c="8"/>: [user/system] = [5.61s/0.00s]</text:p>
          </table:table-cell>
          <table:table-cell office:value-type="float" office:value="5.61">
            <text:p>5,61</text:p>
          </table:table-cell>
          <table:table-cell/>
          <table:table-cell office:value-type="string">
            <text:p>[ Main | info ] stage 3: typechecking <text:s text:c="8"/>: [user/system] = [7.30s/0.00s]</text:p>
          </table:table-cell>
          <table:table-cell office:value-type="float" office:value="7.3">
            <text:p>7,3</text:p>
          </table:table-cell>
          <table:table-cell/>
          <table:table-cell table:formula="of:=[.E4]-[.B4]" office:value-type="float" office:value="1.69">
            <text:p>1,69</text:p>
          </table:table-cell>
          <table:table-cell table:formula="of:=[.G4]/[.B4]*100" office:value-type="float" office:value="30.1247771836007">
            <text:p>30,1247771836007</text:p>
          </table:table-cell>
        </table:table-row>
        <table:table-row table:style-name="ro1">
          <table:table-cell office:value-type="string">
            <text:p>[ Main | info ] stage 4: model-to-model <text:s text:c="6"/>: [user/system] = [21.10s/0.00s]</text:p>
          </table:table-cell>
          <table:table-cell office:value-type="float" office:value="21.1">
            <text:p>21,1</text:p>
          </table:table-cell>
          <table:table-cell/>
          <table:table-cell office:value-type="string">
            <text:p>[ Main | info ] stage 4: model-to-model <text:s text:c="6"/>: [user/system] = [29.80s/0.00s]</text:p>
          </table:table-cell>
          <table:table-cell office:value-type="float" office:value="29.8">
            <text:p>29,8</text:p>
          </table:table-cell>
          <table:table-cell/>
          <table:table-cell table:formula="of:=[.E5]-[.B5]" office:value-type="float" office:value="8.7">
            <text:p>8,7</text:p>
          </table:table-cell>
          <table:table-cell table:formula="of:=[.G5]/[.B5]*100" office:value-type="float" office:value="41.2322274881517">
            <text:p>41,2322274881517</text:p>
          </table:table-cell>
        </table:table-row>
        <table:table-row table:style-name="ro1">
          <table:table-cell office:value-type="string">
            <text:p>[ Main | info ] stage 5: access control <text:s text:c="6"/>: [user/system] = [5.22s/0.00s]</text:p>
          </table:table-cell>
          <table:table-cell office:value-type="float" office:value="5.22">
            <text:p>5,22</text:p>
          </table:table-cell>
          <table:table-cell/>
          <table:table-cell office:value-type="string">
            <text:p>[ Main | info ] stage 5: access control <text:s text:c="6"/>: [user/system] = [6.89s/0.00s]</text:p>
          </table:table-cell>
          <table:table-cell office:value-type="float" office:value="6.89">
            <text:p>6,89</text:p>
          </table:table-cell>
          <table:table-cell/>
          <table:table-cell table:formula="of:=[.E6]-[.B6]" office:value-type="float" office:value="1.67">
            <text:p>1,67</text:p>
          </table:table-cell>
          <table:table-cell table:formula="of:=[.G6]/[.B6]*100" office:value-type="float" office:value="31.992337164751">
            <text:p>31,992337164751</text:p>
          </table:table-cell>
        </table:table-row>
        <table:table-row table:style-name="ro1">
          <table:table-cell office:value-type="string">
            <text:p>[ Main | info ] stage 6: performing analysis <text:s/>: [user/system] = [1.88s/0.00s]</text:p>
          </table:table-cell>
          <table:table-cell office:value-type="float" office:value="1.88">
            <text:p>1,88</text:p>
          </table:table-cell>
          <table:table-cell/>
          <table:table-cell office:value-type="string">
            <text:p>[ Main | info ] stage 6: performing analysis <text:s/>: [user/system] = [2.40s/0.00s]</text:p>
          </table:table-cell>
          <table:table-cell office:value-type="float" office:value="2.4">
            <text:p>2,4</text:p>
          </table:table-cell>
          <table:table-cell/>
          <table:table-cell table:formula="of:=[.E7]-[.B7]" office:value-type="float" office:value="0.52">
            <text:p>0,52</text:p>
          </table:table-cell>
          <table:table-cell table:formula="of:=[.G7]/[.B7]*100" office:value-type="float" office:value="27.6595744680851">
            <text:p>27,6595744680851</text:p>
          </table:table-cell>
        </table:table-row>
        <table:table-row table:style-name="ro1">
          <table:table-cell office:value-type="string">
            <text:p>[ Main | info ] stage 7: renaming identifiers : [user/system] = [0.86s/0.00s]</text:p>
          </table:table-cell>
          <table:table-cell office:value-type="float" office:value="0.86">
            <text:p>0,86</text:p>
          </table:table-cell>
          <table:table-cell/>
          <table:table-cell office:value-type="string">
            <text:p>[ Main | info ] stage 7: renaming identifiers : [user/system] = [1.05s/0.00s]</text:p>
          </table:table-cell>
          <table:table-cell office:value-type="float" office:value="1.05">
            <text:p>1,05</text:p>
          </table:table-cell>
          <table:table-cell/>
          <table:table-cell table:formula="of:=[.E8]-[.B8]" office:value-type="float" office:value="0.19">
            <text:p>0,19</text:p>
          </table:table-cell>
          <table:table-cell table:formula="of:=[.G8]/[.B8]*100" office:value-type="float" office:value="22.093023255814">
            <text:p>22,093023255814</text:p>
          </table:table-cell>
        </table:table-row>
        <table:table-row table:style-name="ro1">
          <table:table-cell office:value-type="string">
            <text:p>[ Main | info ] stage 8: generation analysis <text:s/>: [user/system] = [0.03s/0.00s]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[ Main | info ] stage 8: generation analysis <text:s/>: [user/system] = [0.05s/0.00s]</text:p>
          </table:table-cell>
          <table:table-cell office:value-type="float" office:value="0.05">
            <text:p>0,05</text:p>
          </table:table-cell>
          <table:table-cell/>
          <table:table-cell table:formula="of:=[.E9]-[.B9]" office:value-type="float" office:value="0.02">
            <text:p>0,02</text:p>
          </table:table-cell>
          <table:table-cell table:formula="of:=[.G9]/[.B9]*100" office:value-type="float" office:value="66.6666666666667">
            <text:p>66,6666666666667</text:p>
          </table:table-cell>
        </table:table-row>
        <table:table-row table:style-name="ro1">
          <table:table-cell office:value-type="string">
            <text:p>[ Main | info ] stage 9: code generation <text:s text:c="5"/>: [user/system] = [79.07s/0.00s]</text:p>
          </table:table-cell>
          <table:table-cell office:value-type="float" office:value="79.07">
            <text:p>79,07</text:p>
          </table:table-cell>
          <table:table-cell/>
          <table:table-cell office:value-type="string">
            <text:p>[ Main | info ] stage 9: code generation <text:s text:c="5"/>: [user/system] = [502.97s/0.00s]</text:p>
          </table:table-cell>
          <table:table-cell office:value-type="float" office:value="502.97">
            <text:p>502,97</text:p>
          </table:table-cell>
          <table:table-cell/>
          <table:table-cell table:formula="of:=[.E10]-[.B10]" office:value-type="float" office:value="423.9">
            <text:p>423,9</text:p>
          </table:table-cell>
          <table:table-cell table:formula="of:=[.G10]/[.B10]*100" office:value-type="float" office:value="536.107246743392">
            <text:p>536,107246743392</text:p>
          </table:table-cell>
        </table:table-row>
        <table:table-row table:style-name="ro1">
          <table:table-cell office:value-type="string">
            <text:p>[ Main | info ] stage 10: writing files <text:s text:c="6"/>: [user/system] = [0.80s/0.00s]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[ Main | info ] stage 10: writing files <text:s text:c="6"/>: [user/system] = [0.81s/0.00s]</text:p>
          </table:table-cell>
          <table:table-cell office:value-type="float" office:value="0.81">
            <text:p>0,81</text:p>
          </table:table-cell>
          <table:table-cell/>
          <table:table-cell table:formula="of:=[.E11]-[.B11]" office:value-type="float" office:value="0.01">
            <text:p>0,01</text:p>
          </table:table-cell>
          <table:table-cell table:formula="of:=[.G11]/[.B11]*100" office:value-type="float" office:value="1.25">
            <text:p>1,25</text:p>
          </table:table-cell>
        </table:table-row>
        <table:table-row table:style-name="ro1">
          <table:table-cell table:number-columns-repeated="2"/>
          <table:table-cell table:formula="of:=SUM([.B2:.B11])" office:value-type="float" office:value="123.11">
            <text:p>123,11</text:p>
          </table:table-cell>
          <table:table-cell table:number-columns-repeated="2"/>
          <table:table-cell table:formula="of:=SUM([.E2:.E11])" office:value-type="float" office:value="566.67">
            <text:p>566,67</text:p>
          </table:table-cell>
          <table:table-cell table:formula="of:=[.F12]-[.C12]" office:value-type="float" office:value="443.56">
            <text:p>443,56</text:p>
          </table:table-cell>
          <table:table-cell table:formula="of:=[.G12]/[.C12]*100" office:value-type="float" office:value="360.295670538543">
            <text:p>360,295670538543</text:p>
          </table:table-cell>
        </table:table-row>
        <table:table-row table:style-name="ro1">
          <table:table-cell office:value-type="string">
            <text:p>start: 10:50:23.685</text:p>
          </table:table-cell>
          <table:table-cell table:formula="of:=23.685" office:value-type="float" office:value="23.685">
            <text:p>23,685</text:p>
          </table:table-cell>
          <table:table-cell/>
          <table:table-cell office:value-type="string">
            <text:p>start: 10:45:48.052</text:p>
          </table:table-cell>
          <table:table-cell office:value-type="float" office:value="48.052">
            <text:p>48,052</text:p>
          </table:table-cell>
          <table:table-cell table:number-columns-repeated="3"/>
        </table:table-row>
        <table:table-row table:style-name="ro1">
          <table:table-cell office:value-type="string">
            <text:p>end: 10:50:38.293</text:p>
          </table:table-cell>
          <table:table-cell table:formula="of:=38.293" office:value-type="float" office:value="38.293">
            <text:p>38,293</text:p>
          </table:table-cell>
          <table:table-cell table:formula="of:=[.B14]-[.B13]" office:value-type="float" office:value="14.608">
            <text:p>14,608</text:p>
          </table:table-cell>
          <table:table-cell office:value-type="string">
            <text:p>end: 10:46:13.281</text:p>
          </table:table-cell>
          <table:table-cell table:formula="of:=60+13.281" office:value-type="float" office:value="73.281">
            <text:p>73,281</text:p>
          </table:table-cell>
          <table:table-cell table:formula="of:=[.E14]-[.E13]" office:value-type="float" office:value="25.229">
            <text:p>25,229</text:p>
          </table:table-cell>
          <table:table-cell table:formula="of:=[.F14]-[.C14]" office:value-type="float" office:value="10.621">
            <text:p>10,621</text:p>
          </table:table-cell>
          <table:table-cell table:formula="of:=[.G14]/[.C14]*100" office:value-type="float" office:value="72.7067360350493">
            <text:p>72,70673603504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 minutes 25 seconds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2*60+25" office:value-type="float" office:value="145">
            <text:p>145</text:p>
          </table:table-cell>
          <table:table-cell office:value-type="string">
            <text:p>10 minutes 2 seconds</text:p>
          </table:table-cell>
          <table:table-cell/>
          <table:table-cell table:formula="of:=10*60+2" office:value-type="float" office:value="602">
            <text:p>602</text:p>
          </table:table-cell>
          <table:table-cell table:formula="of:=[.F17]-[.C17]" office:value-type="float" office:value="457">
            <text:p>457</text:p>
          </table:table-cell>
          <table:table-cell table:formula="of:=[.G17]/[.C17]*100" office:value-type="float" office:value="315.172413793103">
            <text:p>315,172413793103</text:p>
          </table:table-cell>
        </table:table-row>
      </table:table>
      <table:table table:name="build yg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irst</text:p>
          </table:table-cell>
          <table:table-cell/>
          <table:table-cell office:value-type="string">
            <text:p>second with cache?</text:p>
          </table:table-cell>
          <table:table-cell/>
          <table:table-cell office:value-type="string">
            <text:p>classes removed</text:p>
          </table:table-cell>
          <table:table-cell/>
          <table:table-cell office:value-type="string">
            <text:p>clean yg2</text:p>
          </table:table-cell>
          <table:table-cell table:number-columns-repeated="15"/>
        </table:table-row>
        <table:table-row table:style-name="ro1">
          <table:table-cell office:value-type="string">
            <text:p>[ Main | info ] stage 1: parsing yellowgrass.app : [user/system] = [1.44s/0.00s]</text:p>
          </table:table-cell>
          <table:table-cell office:value-type="float" office:value="1.44">
            <text:p>1,44</text:p>
          </table:table-cell>
          <table:table-cell office:value-type="string">
            <text:p>[ Main | info ] stage 1: parsing yellowgrass.app : [user/system] = [1.52s/0.00s]</text:p>
          </table:table-cell>
          <table:table-cell/>
          <table:table-cell office:value-type="string">
            <text:p>[ Main | info ] stage 1: parsing yellowgrass.app : [user/system] = [1.45s/0.00s]</text:p>
          </table:table-cell>
          <table:table-cell office:value-type="float" office:value="1.45">
            <text:p>1,45</text:p>
          </table:table-cell>
          <table:table-cell office:value-type="string">
            <text:p>[ Main | info ] stage 1: parsing yellowgrass.app : [user/system] = [2.23s/0.00s]</text:p>
          </table:table-cell>
          <table:table-cell office:value-type="float" office:value="2.23">
            <text:p>2,23</text:p>
          </table:table-cell>
          <table:table-cell office:value-type="string">
            <text:p>[ Main | info ] stage 1: parsing yellowgrass.app : [user/system] = [2.25s/0.00s]</text:p>
          </table:table-cell>
          <table:table-cell office:value-type="float" office:value="2.25">
            <text:p>2,25</text:p>
          </table:table-cell>
          <table:table-cell table:formula="of:=[.H2]+[.J2]" office:value-type="float" office:value="4.48">
            <text:p>4,48</text:p>
          </table:table-cell>
          <table:table-cell table:formula="of:=[.K2]/2" office:value-type="float" office:value="2.24">
            <text:p>2,24</text:p>
          </table:table-cell>
          <table:table-cell table:number-columns-repeated="10"/>
        </table:table-row>
        <table:table-row table:style-name="ro1">
          <table:table-cell office:value-type="string">
            <text:p>[ Main | info ] stage 2: importing modules <text:s text:c="3"/>: [user/system] = [8.57s/0.00s]</text:p>
          </table:table-cell>
          <table:table-cell office:value-type="float" office:value="8.57">
            <text:p>8,57</text:p>
          </table:table-cell>
          <table:table-cell office:value-type="string">
            <text:p>[ Main | info ] stage 2: importing modules <text:s text:c="3"/>: [user/system] = [2.03s/0.00s]</text:p>
          </table:table-cell>
          <table:table-cell/>
          <table:table-cell office:value-type="string">
            <text:p>[ Main | info ] stage 2: importing modules <text:s text:c="3"/>: [user/system] = [1.97s/0.00s]</text:p>
          </table:table-cell>
          <table:table-cell office:value-type="float" office:value="1.97">
            <text:p>1,97</text:p>
          </table:table-cell>
          <table:table-cell office:value-type="string">
            <text:p>[ Main | info ] stage 2: importing modules <text:s text:c="3"/>: [user/system] = [8.22s/0.00s]</text:p>
          </table:table-cell>
          <table:table-cell office:value-type="float" office:value="8.22">
            <text:p>8,22</text:p>
          </table:table-cell>
          <table:table-cell office:value-type="string">
            <text:p>[ Main | info ] stage 2: importing modules <text:s text:c="3"/>: [user/system] = [8.72s/0.00s]</text:p>
          </table:table-cell>
          <table:table-cell office:value-type="float" office:value="8.72">
            <text:p>8,72</text:p>
          </table:table-cell>
          <table:table-cell table:formula="of:=[.H3]+[.J3]" office:value-type="float" office:value="16.94">
            <text:p>16,94</text:p>
          </table:table-cell>
          <table:table-cell table:formula="of:=[.K3]/2" office:value-type="float" office:value="8.47">
            <text:p>8,47</text:p>
          </table:table-cell>
          <table:table-cell table:number-columns-repeated="10"/>
        </table:table-row>
        <table:table-row table:style-name="ro1">
          <table:table-cell office:value-type="string">
            <text:p>[ Main | info ] stage 3: typechecking <text:s text:c="8"/>: [user/system] = [7.73s/0.00s]</text:p>
          </table:table-cell>
          <table:table-cell office:value-type="float" office:value="7.73">
            <text:p>7,73</text:p>
          </table:table-cell>
          <table:table-cell office:value-type="string">
            <text:p>[ Main | info ] stage 3: typechecking <text:s text:c="8"/>: [user/system] = [6.67s/0.00s]</text:p>
          </table:table-cell>
          <table:table-cell/>
          <table:table-cell office:value-type="string">
            <text:p>[ Main | info ] stage 3: typechecking <text:s text:c="8"/>: [user/system] = [7.10s/0.00s]</text:p>
          </table:table-cell>
          <table:table-cell office:value-type="float" office:value="7.1">
            <text:p>7,1</text:p>
          </table:table-cell>
          <table:table-cell office:value-type="string">
            <text:p>[ Main | info ] stage 3: typechecking <text:s text:c="8"/>: [user/system] = [6.39s/0.00s]</text:p>
          </table:table-cell>
          <table:table-cell office:value-type="float" office:value="6.39">
            <text:p>6,39</text:p>
          </table:table-cell>
          <table:table-cell office:value-type="string">
            <text:p>[ Main | info ] stage 3: typechecking <text:s text:c="8"/>: [user/system] = [6.41s/0.00s]</text:p>
          </table:table-cell>
          <table:table-cell office:value-type="float" office:value="6.41">
            <text:p>6,41</text:p>
          </table:table-cell>
          <table:table-cell table:formula="of:=[.H4]+[.J4]" office:value-type="float" office:value="12.8">
            <text:p>12,8</text:p>
          </table:table-cell>
          <table:table-cell table:formula="of:=[.K4]/2" office:value-type="float" office:value="6.4">
            <text:p>6,4</text:p>
          </table:table-cell>
          <table:table-cell table:number-columns-repeated="2"/>
          <table:table-cell office:value-type="string">
            <text:p>Average duration using multiple build</text:p>
          </table:table-cell>
          <table:table-cell table:number-columns-repeated="7"/>
        </table:table-row>
        <table:table-row table:style-name="ro1">
          <table:table-cell office:value-type="string">
            <text:p>[ Main | info ] stage 4: model-to-model <text:s text:c="6"/>: [user/system] = [31.48s/0.00s]</text:p>
          </table:table-cell>
          <table:table-cell office:value-type="float" office:value="31.48">
            <text:p>31,48</text:p>
          </table:table-cell>
          <table:table-cell office:value-type="string">
            <text:p>[ Main | info ] stage 4: model-to-model <text:s text:c="6"/>: [user/system] = [26.12s/0.00s]</text:p>
          </table:table-cell>
          <table:table-cell/>
          <table:table-cell office:value-type="string">
            <text:p>[ Main | info ] stage 4: model-to-model <text:s text:c="6"/>: [user/system] = [27.93s/0.00s]</text:p>
          </table:table-cell>
          <table:table-cell office:value-type="float" office:value="27.93">
            <text:p>27,93</text:p>
          </table:table-cell>
          <table:table-cell office:value-type="string">
            <text:p>[ Main | info ] stage 4: model-to-model <text:s text:c="6"/>: [user/system] = [40.61s/0.00s]</text:p>
          </table:table-cell>
          <table:table-cell office:value-type="float" office:value="40.61">
            <text:p>40,61</text:p>
          </table:table-cell>
          <table:table-cell office:value-type="string">
            <text:p>[ Main | info ] stage 4: model-to-model <text:s text:c="6"/>: [user/system] = [26.53s/0.00s]</text:p>
          </table:table-cell>
          <table:table-cell office:value-type="float" office:value="26.53">
            <text:p>26,53</text:p>
          </table:table-cell>
          <table:table-cell table:formula="of:=[.H5]+[.J5]" office:value-type="float" office:value="67.14">
            <text:p>67,14</text:p>
          </table:table-cell>
          <table:table-cell table:formula="of:=[.K5]/2" office:value-type="float" office:value="33.57">
            <text:p>33,57</text:p>
          </table:table-cell>
          <table:table-cell table:number-columns-repeated="4"/>
          <table:table-cell office:value-type="string">
            <text:p>normal</text:p>
          </table:table-cell>
          <table:table-cell office:value-type="string">
            <text:p>instr</text:p>
          </table:table-cell>
          <table:table-cell table:number-columns-repeated="4"/>
        </table:table-row>
        <table:table-row table:style-name="ro1"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 table:number-columns-repeated="5"/>
          <table:table-cell office:value-type="string">
            <text:p>stage 1: parsing yellowgrass.app</text:p>
          </table:table-cell>
          <table:table-cell/>
          <table:table-cell office:value-type="float" office:value="2.24">
            <text:p>2,24</text:p>
          </table:table-cell>
          <table:table-cell office:value-type="float" office:value="3.73666666666667">
            <text:p>3,73666666666667</text:p>
          </table:table-cell>
          <table:table-cell table:formula="of:=([.R6]-[.Q6])/[.Q6]*100" office:value-type="float" office:value="66.8154761904763">
            <text:p>66,8154761904763</text:p>
          </table:table-cell>
          <table:table-cell table:number-columns-repeated="3"/>
        </table:table-row>
        <table:table-row table:style-name="ro1"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 table:number-columns-repeated="5"/>
          <table:table-cell office:value-type="string">
            <text:p>stage 2: importing modules</text:p>
          </table:table-cell>
          <table:table-cell/>
          <table:table-cell office:value-type="float" office:value="8.47">
            <text:p>8,47</text:p>
          </table:table-cell>
          <table:table-cell office:value-type="float" office:value="13.09">
            <text:p>13,09</text:p>
          </table:table-cell>
          <table:table-cell table:formula="of:=([.R7]-[.Q7])/[.Q7]*100" office:value-type="float" office:value="54.5454545454545">
            <text:p>54,5454545454545</text:p>
          </table:table-cell>
          <table:table-cell table:number-columns-repeated="3"/>
        </table:table-row>
        <table:table-row table:style-name="ro1"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 table:number-columns-repeated="5"/>
          <table:table-cell office:value-type="string">
            <text:p>stage 3: typechecking</text:p>
          </table:table-cell>
          <table:table-cell/>
          <table:table-cell office:value-type="float" office:value="6.4">
            <text:p>6,4</text:p>
          </table:table-cell>
          <table:table-cell office:value-type="float" office:value="7.90333333333333">
            <text:p>7,90333333333333</text:p>
          </table:table-cell>
          <table:table-cell table:formula="of:=([.R8]-[.Q8])/[.Q8]*100" office:value-type="float" office:value="23.4895833333333">
            <text:p>23,4895833333333</text:p>
          </table:table-cell>
          <table:table-cell table:number-columns-repeated="3"/>
        </table:table-row>
        <table:table-row table:style-name="ro1"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 table:number-columns-repeated="5"/>
          <table:table-cell office:value-type="string">
            <text:p>stage 4: model-to-model</text:p>
          </table:table-cell>
          <table:table-cell/>
          <table:table-cell office:value-type="float" office:value="33.57">
            <text:p>33,57</text:p>
          </table:table-cell>
          <table:table-cell office:value-type="float" office:value="40.5366666666667">
            <text:p>40,5366666666667</text:p>
          </table:table-cell>
          <table:table-cell table:formula="of:=([.R9]-[.Q9])/[.Q9]*100" office:value-type="float" office:value="20.7526561413962">
            <text:p>20,7526561413962</text:p>
          </table:table-cell>
          <table:table-cell table:number-columns-repeated="3"/>
        </table:table-row>
        <table:table-row table:style-name="ro1"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 table:number-columns-repeated="5"/>
          <table:table-cell office:value-type="string">
            <text:p>stage 5: access control</text:p>
          </table:table-cell>
          <table:table-cell/>
          <table:table-cell office:value-type="float" office:value="12.15">
            <text:p>12,15</text:p>
          </table:table-cell>
          <table:table-cell office:value-type="float" office:value="13.0566666666667">
            <text:p>13,0566666666667</text:p>
          </table:table-cell>
          <table:table-cell table:formula="of:=([.R10]-[.Q10])/[.Q10]*100" office:value-type="float" office:value="7.462277091907">
            <text:p>7,462277091907</text:p>
          </table:table-cell>
          <table:table-cell table:number-columns-repeated="3"/>
        </table:table-row>
        <table:table-row table:style-name="ro1"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 table:number-columns-repeated="5"/>
          <table:table-cell office:value-type="string">
            <text:p>stage 6: performing analysis</text:p>
          </table:table-cell>
          <table:table-cell/>
          <table:table-cell office:value-type="float" office:value="2.94">
            <text:p>2,94</text:p>
          </table:table-cell>
          <table:table-cell office:value-type="float" office:value="4.13666666666667">
            <text:p>4,13666666666667</text:p>
          </table:table-cell>
          <table:table-cell table:formula="of:=([.R11]-[.Q11])/[.Q11]*100" office:value-type="float" office:value="40.7029478458051">
            <text:p>40,7029478458051</text:p>
          </table:table-cell>
          <table:table-cell table:number-columns-repeated="3"/>
        </table:table-row>
        <table:table-row table:style-name="ro1">
          <table:table-cell office:value-type="string">
            <text:p><text:s text:c="7"/>: [user/system] = [7.99s/0.00s]</text:p>
          </table:table-cell>
          <table:table-cell office:value-type="float" office:value="7.99">
            <text:p>7,99</text:p>
          </table:table-cell>
          <table:table-cell office:value-type="string">
            <text:p><text:s text:c="7"/>: [user/system] = [7.86s/0.00s]</text:p>
          </table:table-cell>
          <table:table-cell/>
          <table:table-cell office:value-type="string">
            <text:p><text:s text:c="7"/>: [user/system] = [11.31s/0.00s]</text:p>
          </table:table-cell>
          <table:table-cell office:value-type="float" office:value="11.31">
            <text:p>11,31</text:p>
          </table:table-cell>
          <table:table-cell office:value-type="string">
            <text:p><text:s text:c="7"/>: [user/system] = [10.58s/0.00s]</text:p>
          </table:table-cell>
          <table:table-cell office:value-type="float" office:value="10.58">
            <text:p>10,58</text:p>
          </table:table-cell>
          <table:table-cell office:value-type="string">
            <text:p><text:s text:c="7"/>: [user/system] = [13.72s/0.00s]</text:p>
          </table:table-cell>
          <table:table-cell office:value-type="float" office:value="13.72">
            <text:p>13,72</text:p>
          </table:table-cell>
          <table:table-cell table:formula="of:=[.H12]+[.J12]" office:value-type="float" office:value="24.3">
            <text:p>24,3</text:p>
          </table:table-cell>
          <table:table-cell table:formula="of:=[.K12]/2" office:value-type="float" office:value="12.15">
            <text:p>12,15</text:p>
          </table:table-cell>
          <table:table-cell table:number-columns-repeated="2"/>
          <table:table-cell office:value-type="string">
            <text:p>stage 7: renaming identifiers</text:p>
          </table:table-cell>
          <table:table-cell/>
          <table:table-cell office:value-type="float" office:value="0.93">
            <text:p>0,93</text:p>
          </table:table-cell>
          <table:table-cell office:value-type="float" office:value="1.44666666666667">
            <text:p>1,44666666666667</text:p>
          </table:table-cell>
          <table:table-cell table:formula="of:=([.R12]-[.Q12])/[.Q12]*100" office:value-type="float" office:value="55.5555555555559">
            <text:p>55,5555555555559</text:p>
          </table:table-cell>
          <table:table-cell table:number-columns-repeated="3"/>
        </table:table-row>
        <table:table-row table:style-name="ro1">
          <table:table-cell office:value-type="string">
            <text:p>[ Main | info ] stage 6: performing analysis <text:s/>: [user/system] = [2.95s/0.00s]</text:p>
          </table:table-cell>
          <table:table-cell office:value-type="float" office:value="2.95">
            <text:p>2,95</text:p>
          </table:table-cell>
          <table:table-cell office:value-type="string">
            <text:p>[ Main | info ] stage 6: performing analysis <text:s/>: [user/system] = [3.65s/0.00s]</text:p>
          </table:table-cell>
          <table:table-cell/>
          <table:table-cell office:value-type="string">
            <text:p>[ Main | info ] stage 6: performing analysis <text:s/>: [user/system] = [2.92s/0.00s]</text:p>
          </table:table-cell>
          <table:table-cell office:value-type="float" office:value="2.92">
            <text:p>2,92</text:p>
          </table:table-cell>
          <table:table-cell office:value-type="string">
            <text:p>[ Main | info ] stage 6: performing analysis <text:s/>: [user/system] = [2.97s/0.00s]</text:p>
          </table:table-cell>
          <table:table-cell office:value-type="float" office:value="2.97">
            <text:p>2,97</text:p>
          </table:table-cell>
          <table:table-cell office:value-type="string">
            <text:p>[ Main | info ] stage 6: performing analysis <text:s/>: [user/system] = [2.91s/0.00s]</text:p>
          </table:table-cell>
          <table:table-cell office:value-type="float" office:value="2.91">
            <text:p>2,91</text:p>
          </table:table-cell>
          <table:table-cell table:formula="of:=[.H13]+[.J13]" office:value-type="float" office:value="5.88">
            <text:p>5,88</text:p>
          </table:table-cell>
          <table:table-cell table:formula="of:=[.K13]/2" office:value-type="float" office:value="2.94">
            <text:p>2,94</text:p>
          </table:table-cell>
          <table:table-cell table:number-columns-repeated="2"/>
          <table:table-cell office:value-type="string">
            <text:p>stage 8: generation analysis</text:p>
          </table:table-cell>
          <table:table-cell/>
          <table:table-cell office:value-type="float" office:value="0.04">
            <text:p>0,04</text:p>
          </table:table-cell>
          <table:table-cell office:value-type="float" office:value="0.0733333333333333">
            <text:p>0,0733333333333333</text:p>
          </table:table-cell>
          <table:table-cell table:formula="of:=([.R13]-[.Q13])/[.Q13]*100" office:value-type="float" office:value="83.3333333333332">
            <text:p>83,3333333333332</text:p>
          </table:table-cell>
          <table:table-cell table:number-columns-repeated="3"/>
        </table:table-row>
        <table:table-row table:style-name="ro1">
          <table:table-cell office:value-type="string">
            <text:p>[ Main | info ] stage 7: renaming identifiers : [user/system] = [0.94s/0.00s]</text:p>
          </table:table-cell>
          <table:table-cell office:value-type="float" office:value="0.94">
            <text:p>0,94</text:p>
          </table:table-cell>
          <table:table-cell office:value-type="string">
            <text:p>[ Main | info ] stage 7: renaming identifiers : [user/system] = [1.37s/0.00s]</text:p>
          </table:table-cell>
          <table:table-cell/>
          <table:table-cell office:value-type="string">
            <text:p>[ Main | info ] stage 7: renaming identifiers : [user/system] = [0.92s/0.00s]</text:p>
          </table:table-cell>
          <table:table-cell office:value-type="float" office:value="0.92">
            <text:p>0,92</text:p>
          </table:table-cell>
          <table:table-cell office:value-type="string">
            <text:p>[ Main | info ] stage 7: renaming identifiers : [user/system] = [0.95s/0.00s]</text:p>
          </table:table-cell>
          <table:table-cell office:value-type="float" office:value="0.95">
            <text:p>0,95</text:p>
          </table:table-cell>
          <table:table-cell office:value-type="string">
            <text:p>[ Main | info ] stage 7: renaming identifiers : [user/system] = [0.98s/0.00s]</text:p>
          </table:table-cell>
          <table:table-cell office:value-type="float" office:value="0.91">
            <text:p>0,91</text:p>
          </table:table-cell>
          <table:table-cell table:formula="of:=[.H14]+[.J14]" office:value-type="float" office:value="1.86">
            <text:p>1,86</text:p>
          </table:table-cell>
          <table:table-cell table:formula="of:=[.K14]/2" office:value-type="float" office:value="0.93">
            <text:p>0,93</text:p>
          </table:table-cell>
          <table:table-cell table:number-columns-repeated="2"/>
          <table:table-cell office:value-type="string">
            <text:p>stage 9: code generation</text:p>
          </table:table-cell>
          <table:table-cell/>
          <table:table-cell office:value-type="float" office:value="145.06">
            <text:p>145,06</text:p>
          </table:table-cell>
          <table:table-cell office:value-type="float" office:value="686.703333333333">
            <text:p>686,703333333333</text:p>
          </table:table-cell>
          <table:table-cell table:formula="of:=([.R14]-[.Q14])/[.Q14]*100" office:value-type="float" office:value="373.3926191461">
            <text:p>373,3926191461</text:p>
          </table:table-cell>
          <table:table-cell table:number-columns-repeated="3"/>
        </table:table-row>
        <table:table-row table:style-name="ro1">
          <table:table-cell office:value-type="string">
            <text:p>[ Main | info ] stage 8: generation analysis <text:s/>: [user/system] = [0.05s/0.00s]</text:p>
          </table:table-cell>
          <table:table-cell office:value-type="float" office:value="0.05">
            <text:p>0,05</text:p>
          </table:table-cell>
          <table:table-cell office:value-type="string">
            <text:p>[ Main | info ] stage 8: generation analysis <text:s/>: [user/system] = [0.10s/0.00s]</text:p>
          </table:table-cell>
          <table:table-cell/>
          <table:table-cell office:value-type="string">
            <text:p>[ Main | info ] stage 8: generation analysis <text:s/>: [user/system] = [0.04s/0.00s]</text:p>
          </table:table-cell>
          <table:table-cell office:value-type="float" office:value="0.04">
            <text:p>0,04</text:p>
          </table:table-cell>
          <table:table-cell office:value-type="string">
            <text:p>[ Main | info ] stage 8: generation analysis <text:s/>: [user/system] = [0.04s/0.00s]</text:p>
          </table:table-cell>
          <table:table-cell office:value-type="float" office:value="0.04">
            <text:p>0,04</text:p>
          </table:table-cell>
          <table:table-cell office:value-type="string">
            <text:p>[ Main | info ] stage 8: generation analysis <text:s/>: [user/system] = [0.04s/0.00s]</text:p>
          </table:table-cell>
          <table:table-cell office:value-type="float" office:value="0.04">
            <text:p>0,04</text:p>
          </table:table-cell>
          <table:table-cell table:formula="of:=[.H15]+[.J15]" office:value-type="float" office:value="0.08">
            <text:p>0,08</text:p>
          </table:table-cell>
          <table:table-cell table:formula="of:=[.K15]/2" office:value-type="float" office:value="0.04">
            <text:p>0,04</text:p>
          </table:table-cell>
          <table:table-cell table:number-columns-repeated="2"/>
          <table:table-cell office:value-type="string">
            <text:p>stage 10: writing files</text:p>
          </table:table-cell>
          <table:table-cell/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table:formula="of:=([.R15]-[.Q15])/[.Q15]*100" office:value-type="float" office:value="49.438202247191">
            <text:p>49,438202247191</text:p>
          </table:table-cell>
          <table:table-cell table:number-columns-repeated="3"/>
        </table:table-row>
        <table:table-row table:style-name="ro1">
          <table:table-cell office:value-type="string">
            <text:p>[ Main | info ] stage 9: code generation <text:s text:c="5"/>: [user/system] = [149.74s/0.00s]</text:p>
          </table:table-cell>
          <table:table-cell office:value-type="float" office:value="149.74">
            <text:p>149,74</text:p>
          </table:table-cell>
          <table:table-cell office:value-type="string">
            <text:p>[ Main | info ] stage 9: code generation <text:s text:c="5"/>: [user/system] = [6.60s/0.00s]</text:p>
          </table:table-cell>
          <table:table-cell/>
          <table:table-cell office:value-type="string">
            <text:p>[ Main | info ] stage 9: code generation <text:s text:c="5"/>: [user/system] = [4.00s/0.00s]</text:p>
          </table:table-cell>
          <table:table-cell office:value-type="float" office:value="4">
            <text:p>4</text:p>
          </table:table-cell>
          <table:table-cell office:value-type="string">
            <text:p>[ Main | info ] stage 9: code generation <text:s text:c="5"/>: [user/system] = [146.45s/0.00s]</text:p>
          </table:table-cell>
          <table:table-cell office:value-type="float" office:value="146.45">
            <text:p>146,45</text:p>
          </table:table-cell>
          <table:table-cell office:value-type="string">
            <text:p>[ Main | info ] stage 9: code generation <text:s text:c="5"/>: [user/system] = [143.67s/0.00s]</text:p>
          </table:table-cell>
          <table:table-cell office:value-type="float" office:value="143.67">
            <text:p>143,67</text:p>
          </table:table-cell>
          <table:table-cell table:formula="of:=[.H16]+[.J16]" office:value-type="float" office:value="290.12">
            <text:p>290,12</text:p>
          </table:table-cell>
          <table:table-cell table:formula="of:=[.K16]/2" office:value-type="float" office:value="145.06">
            <text:p>145,06</text:p>
          </table:table-cell>
          <table:table-cell table:number-columns-repeated="3"/>
          <table:table-cell office:value-type="string">
            <text:p>total</text:p>
          </table:table-cell>
          <table:table-cell table:style-name="ce2" office:value-type="float" office:value="212.69">
            <text:p>212,69</text:p>
          </table:table-cell>
          <table:table-cell table:style-name="ce2" office:value-type="float" office:value="772.013333333333">
            <text:p>772,013333333333</text:p>
          </table:table-cell>
          <table:table-cell table:formula="of:=([.R16]-[.Q16])/[.Q16]*100" office:value-type="float" office:value="262.975849044775">
            <text:p>262,975849044775</text:p>
          </table:table-cell>
          <table:table-cell table:number-columns-repeated="3"/>
        </table:table-row>
        <table:table-row table:style-name="ro1">
          <table:table-cell office:value-type="string">
            <text:p>[ Main | info ] stage 10: writing files <text:s text:c="6"/>: [user/system] = [2.12s/0.00s]</text:p>
          </table:table-cell>
          <table:table-cell office:value-type="float" office:value="2.12">
            <text:p>2,12</text:p>
          </table:table-cell>
          <table:table-cell office:value-type="string">
            <text:p>[ Main | info ] stage 10: writing files <text:s text:c="6"/>: [user/system] = [0.23s/0.00s]</text:p>
          </table:table-cell>
          <table:table-cell/>
          <table:table-cell office:value-type="string">
            <text:p>[ Main | info ] stage 10: writing files <text:s text:c="6"/>: [user/system] = [0.35s/0.00s]</text:p>
          </table:table-cell>
          <table:table-cell office:value-type="float" office:value="0.35">
            <text:p>0,35</text:p>
          </table:table-cell>
          <table:table-cell office:value-type="string">
            <text:p>[ Main | info ] stage 10: writing files <text:s text:c="6"/>: [user/system] = [0.90s/0.00s]</text:p>
          </table:table-cell>
          <table:table-cell office:value-type="float" office:value="0.9">
            <text:p>0,9</text:p>
          </table:table-cell>
          <table:table-cell office:value-type="string">
            <text:p>[ Main | info ] stage 10: writing files <text:s text:c="6"/>: [user/system] = [0.88s/0.00s]</text:p>
          </table:table-cell>
          <table:table-cell office:value-type="float" office:value="0.88">
            <text:p>0,88</text:p>
          </table:table-cell>
          <table:table-cell table:formula="of:=[.H17]+[.J17]" office:value-type="float" office:value="1.78">
            <text:p>1,78</text:p>
          </table:table-cell>
          <table:table-cell table:formula="of:=[.K17]/2" office:value-type="float" office:value="0.89">
            <text:p>0,89</text:p>
          </table:table-cell>
          <table:table-cell table:number-columns-repeated="3"/>
          <table:table-cell office:value-type="string">
            <text:p>compile</text:p>
          </table:table-cell>
          <table:table-cell table:style-name="ce2" office:value-type="float" office:value="26.1525">
            <text:p>26,1525</text:p>
          </table:table-cell>
          <table:table-cell table:style-name="ce2" office:value-type="float" office:value="30.2666666666667">
            <text:p>30,2666666666667</text:p>
          </table:table-cell>
          <table:table-cell table:formula="of:=([.R17]-[.Q17])/[.Q17]*100" office:value-type="float" office:value="15.731446961731">
            <text:p>15,731446961731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SUM([.B2:.B17])" office:value-type="float" office:value="213.01">
            <text:p>213,01</text:p>
          </table:table-cell>
          <table:table-cell table:number-columns-repeated="3"/>
          <table:table-cell table:style-name="ce2" table:formula="of:=SUM([.F2:.F17])" office:value-type="float" office:value="57.99">
            <text:p>57,99</text:p>
          </table:table-cell>
          <table:table-cell/>
          <table:table-cell table:style-name="ce2" table:formula="of:=SUM([.H2:.H17])" office:value-type="float" office:value="219.34">
            <text:p>219,34</text:p>
          </table:table-cell>
          <table:table-cell/>
          <table:table-cell table:style-name="ce2" table:formula="of:=SUM([.J2:.J17])" office:value-type="float" office:value="206.04">
            <text:p>206,04</text:p>
          </table:table-cell>
          <table:table-cell table:formula="of:=[.H18]+[.J18]" office:value-type="float" office:value="425.38">
            <text:p>425,38</text:p>
          </table:table-cell>
          <table:table-cell table:style-name="ce2" table:formula="of:=[.K18]/2" office:value-type="float" office:value="212.69">
            <text:p>212,69</text:p>
          </table:table-cell>
          <table:table-cell table:number-columns-repeated="3"/>
          <table:table-cell office:value-type="string">
            <text:p>Total-total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812.333333333333">
            <text:p>812,333333333333</text:p>
          </table:table-cell>
          <table:table-cell table:formula="of:=([.R18]-[.Q18])/[.Q18]*100" office:value-type="float" office:value="227.55376344086">
            <text:p>227,55376344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art: 03:53:49.196</text:p>
          </table:table-cell>
          <table:table-cell/>
          <table:table-cell office:value-type="string">
            <text:p>start: 03:56:09.098</text:p>
          </table:table-cell>
          <table:table-cell/>
          <table:table-cell office:value-type="string">
            <text:p>start: 04:01:27.962</text:p>
          </table:table-cell>
          <table:table-cell table:formula="of:=54.905-27.962" office:value-type="float" office:value="26.943">
            <text:p>26,943</text:p>
          </table:table-cell>
          <table:table-cell office:value-type="string">
            <text:p>start: 07:07:33.668</text:p>
          </table:table-cell>
          <table:table-cell table:formula="of:=59.03-33.668" office:value-type="float" office:value="25.362">
            <text:p>25,362</text:p>
          </table:table-cell>
          <table:table-cell table:formula="of:=[.H19]+[.J19]" office:value-type="float" office:value="52.305">
            <text:p>52,305</text:p>
          </table:table-cell>
          <table:table-cell table:style-name="ce2" table:formula="of:=[.K19]/2" office:value-type="float" office:value="26.1525">
            <text:p>26,15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end: 03:53:49.676</text:p>
          </table:table-cell>
          <table:table-cell/>
          <table:table-cell office:value-type="string">
            <text:p>end: 03:56:32.353</text:p>
          </table:table-cell>
          <table:table-cell/>
          <table:table-cell office:value-type="string">
            <text:p>end: 04:01:54.905</text:p>
          </table:table-cell>
          <table:table-cell/>
          <table:table-cell office:value-type="string">
            <text:p>end: 07:07:59.030</text:p>
          </table:table-cell>
          <table:table-cell table:number-columns-repeated="13"/>
        </table:table-row>
        <table:table-row table:style-name="ro1">
          <table:table-cell office:value-type="string">
            <text:p>Compiling 2607 source files to /home/rlindeman/Documents/TU/strategoxt/git-stuff/webdsl.apps/yellowgrass.app/yg-star/yg1/.servletapp/WEB-INF/classes</text:p>
          </table:table-cell>
          <table:table-cell table:number-columns-repeated="21"/>
        </table:table-row>
        <table:table-row table:style-name="ro1">
          <table:table-cell table:number-columns-repeated="15"/>
          <table:table-cell office:value-type="string">
            <text:p>normal</text:p>
          </table:table-cell>
          <table:table-cell table:number-columns-repeated="2"/>
          <table:table-cell office:value-type="string">
            <text:p>instr</text:p>
          </table:table-cell>
          <table:table-cell table:number-columns-repeated="2"/>
          <table:table-cell office:value-type="string">
            <text:p>increase</text:p>
          </table:table-cell>
        </table:table-row>
        <table:table-row table:style-name="ro1">
          <table:table-cell office:value-type="string">
            <text:p>Total time: 4 minutes 12 seconds</text:p>
          </table:table-cell>
          <table:table-cell/>
          <table:table-cell office:value-type="string">
            <text:p>Total time: 1 minute 6 seconds</text:p>
          </table:table-cell>
          <table:table-cell/>
          <table:table-cell office:value-type="string">
            <text:p>Total time: 1 minute 31 seconds</text:p>
          </table:table-cell>
          <table:table-cell/>
          <table:table-cell office:value-type="string">
            <text:p>Total time: 4 minutes 15 seconds</text:p>
          </table:table-cell>
          <table:table-cell table:formula="of:=4*60+15" office:value-type="float" office:value="255">
            <text:p>255</text:p>
          </table:table-cell>
          <table:table-cell office:value-type="string">
            <text:p>Total time: 4 minutes 1 second</text:p>
          </table:table-cell>
          <table:table-cell table:formula="of:=4*60+1" office:value-type="float" office:value="241">
            <text:p>241</text:p>
          </table:table-cell>
          <table:table-cell table:formula="of:=[.H23]+[.J23]" office:value-type="float" office:value="496">
            <text:p>496</text:p>
          </table:table-cell>
          <table:table-cell table:style-name="ce2" table:formula="of:=[.K23]/2" office:value-type="float" office:value="248">
            <text:p>248</text:p>
          </table:table-cell>
          <table:table-cell table:number-columns-repeated="2"/>
          <table:table-cell office:value-type="string">
            <text:p>warsize</text:p>
          </table:table-cell>
          <table:table-cell office:value-type="float" office:value="35029460">
            <text:p>35029460</text:p>
          </table:table-cell>
          <table:table-cell table:formula="of:=[.P23]/1024/1024" office:value-type="float" office:value="33.4066963195801">
            <text:p>33,4066963195801</text:p>
          </table:table-cell>
          <table:table-cell office:value-type="string">
            <text:p>MB</text:p>
          </table:table-cell>
          <table:table-cell office:value-type="float" office:value="37721411">
            <text:p>37721411</text:p>
          </table:table-cell>
          <table:table-cell table:formula="of:=[.S23]/1024/1024" office:value-type="float" office:value="35.9739408493042">
            <text:p>35,9739408493042</text:p>
          </table:table-cell>
          <table:table-cell office:value-type="string">
            <text:p>MB</text:p>
          </table:table-cell>
          <table:table-cell table:formula="of:=([.T23]-[.Q23])/[.Q23]*100" office:value-type="float" office:value="7.68482014852641">
            <text:p>7,68482014852641</text:p>
          </table:table-cell>
        </table:table-row>
        <table:table-row table:style-name="ro1">
          <table:table-cell table:number-columns-repeated="15"/>
          <table:table-cell office:value-type="float" office:value="35029334">
            <text:p>35029334</text:p>
          </table:table-cell>
          <table:table-cell table:formula="of:=[.P24]/1024/1024" office:value-type="float" office:value="33.4065761566162">
            <text:p>33,4065761566162</text:p>
          </table:table-cell>
          <table:table-cell office:value-type="string">
            <text:p>MB</text:p>
          </table:table-cell>
          <table:table-cell office:value-type="float" office:value="37721445">
            <text:p>37721445</text:p>
          </table:table-cell>
          <table:table-cell table:formula="of:=[.S24]/1024/1024" office:value-type="float" office:value="35.973973274231">
            <text:p>35,973973274231</text:p>
          </table:table-cell>
          <table:table-cell office:value-type="string">
            <text:p>MB</text:p>
          </table:table-cell>
          <table:table-cell/>
        </table:table-row>
        <table:table-row table:style-name="ro1">
          <table:table-cell table:number-columns-repeated="14"/>
          <table:table-cell office:value-type="string">
            <text:p>java</text:p>
          </table:table-cell>
          <table:table-cell office:value-type="float" office:value="23979188">
            <text:p>23979188</text:p>
          </table:table-cell>
          <table:table-cell table:formula="of:=[.P25]/1024/1024" office:value-type="float" office:value="22.868335723877">
            <text:p>22,868335723877</text:p>
          </table:table-cell>
          <table:table-cell office:value-type="string">
            <text:p>MB</text:p>
          </table:table-cell>
          <table:table-cell office:value-type="float" office:value="47078814">
            <text:p>47078814</text:p>
          </table:table-cell>
          <table:table-cell table:formula="of:=[.S25]/1024/1024" office:value-type="float" office:value="44.897855758667">
            <text:p>44,897855758667</text:p>
          </table:table-cell>
          <table:table-cell office:value-type="string">
            <text:p>MB</text:p>
          </table:table-cell>
          <table:table-cell table:formula="of:=([.T25]-[.Q25])/[.Q25]*100" office:value-type="float" office:value="96.3319775465291">
            <text:p>96,3319775465291</text:p>
          </table:table-cell>
        </table:table-row>
        <table:table-row table:style-name="ro1">
          <table:table-cell office:value-type="string">
            <text:p>instr</text:p>
          </table:table-cell>
          <table:table-cell/>
          <table:table-cell office:value-type="string">
            <text:p>repear</text:p>
          </table:table-cell>
          <table:table-cell table:number-columns-repeated="11"/>
          <table:table-cell office:value-type="string">
            <text:p>class size</text:p>
          </table:table-cell>
          <table:table-cell office:value-type="float" office:value="20464385">
            <text:p>20464385</text:p>
          </table:table-cell>
          <table:table-cell table:formula="of:=[.P26]/1024/1024" office:value-type="float" office:value="19.5163583755493">
            <text:p>19,5163583755493</text:p>
          </table:table-cell>
          <table:table-cell office:value-type="string">
            <text:p>MB</text:p>
          </table:table-cell>
          <table:table-cell office:value-type="float" office:value="29227273">
            <text:p>29227273</text:p>
          </table:table-cell>
          <table:table-cell table:formula="of:=[.S26]/1024/1024" office:value-type="float" office:value="27.8732995986938">
            <text:p>27,8732995986938</text:p>
          </table:table-cell>
          <table:table-cell office:value-type="string">
            <text:p>MB</text:p>
          </table:table-cell>
          <table:table-cell table:formula="of:=([.T26]-[.Q26])/[.Q26]*100" office:value-type="float" office:value="42.820187364536">
            <text:p>42,820187364536</text:p>
          </table:table-cell>
        </table:table-row>
        <table:table-row table:style-name="ro1">
          <table:table-cell office:value-type="string">
            <text:p>[ Main | info ] stage 1: parsing yellowgrass.app : [user/system] = [1.49s/0.00s]</text:p>
          </table:table-cell>
          <table:table-cell office:value-type="float" office:value="1.49">
            <text:p>1,49</text:p>
          </table:table-cell>
          <table:table-cell office:value-type="string">
            <text:p>[ Main | info ] stage 1: parsing yellowgrass.app : [user/system] = [1.58s/0.00s]</text:p>
          </table:table-cell>
          <table:table-cell office:value-type="float" office:value="1.58">
            <text:p>1,58</text:p>
          </table:table-cell>
          <table:table-cell office:value-type="string">
            <text:p>[ Main | info ] stage 1: parsing yellowgrass.app : [user/system] = [3.66s/0.00s]</text:p>
          </table:table-cell>
          <table:table-cell office:value-type="float" office:value="3.66">
            <text:p>3,66</text:p>
          </table:table-cell>
          <table:table-cell office:value-type="string">
            <text:p>[ Main | info ] stage 1: parsing yellowgrass.app : [user/system] = [3.80s/0.00s]</text:p>
          </table:table-cell>
          <table:table-cell office:value-type="float" office:value="3.8">
            <text:p>3,8</text:p>
          </table:table-cell>
          <table:table-cell office:value-type="string">
            <text:p>[ Main | info ] stage 1: parsing yellowgrass.app : [user/system] = [3.75s/0.00s]</text:p>
          </table:table-cell>
          <table:table-cell office:value-type="float" office:value="3.75">
            <text:p>3,75</text:p>
          </table:table-cell>
          <table:table-cell table:formula="of:=[.F27]+[.H27]+[.J27]" office:value-type="float" office:value="11.21">
            <text:p>11,21</text:p>
          </table:table-cell>
          <table:table-cell table:formula="of:=[.K27]/3" office:value-type="float" office:value="3.73666666666667">
            <text:p>3,73666666666667</text:p>
          </table:table-cell>
          <table:table-cell table:number-columns-repeated="2"/>
          <table:table-cell office:value-type="string">
            <text:p>class count</text:p>
          </table:table-cell>
          <table:table-cell office:value-type="float" office:value="3371">
            <text:p>3371</text:p>
          </table:table-cell>
          <table:table-cell table:number-columns-repeated="2"/>
          <table:table-cell office:value-type="float" office:value="3390">
            <text:p>3390</text:p>
          </table:table-cell>
          <table:table-cell table:number-columns-repeated="3"/>
        </table:table-row>
        <table:table-row table:style-name="ro1">
          <table:table-cell office:value-type="string">
            <text:p>[ Main | info ] stage 2: importing modules <text:s text:c="3"/>: [user/system] = [16.19s/0.00s]</text:p>
          </table:table-cell>
          <table:table-cell office:value-type="float" office:value="16.19">
            <text:p>16,19</text:p>
          </table:table-cell>
          <table:table-cell office:value-type="string">
            <text:p>[ Main | info ] stage 2: importing modules <text:s text:c="3"/>: [user/system] = [2.17s/0.00s]</text:p>
          </table:table-cell>
          <table:table-cell office:value-type="float" office:value="2.17">
            <text:p>2,17</text:p>
          </table:table-cell>
          <table:table-cell office:value-type="string">
            <text:p>[ Main | info ] stage 2: importing modules <text:s text:c="3"/>: [user/system] = [12.91s/0.00s]</text:p>
          </table:table-cell>
          <table:table-cell office:value-type="float" office:value="12.91">
            <text:p>12,91</text:p>
          </table:table-cell>
          <table:table-cell office:value-type="string">
            <text:p>[ Main | info ] stage 2: importing modules <text:s text:c="3"/>: [user/system] = [13.28s/0.00s]</text:p>
          </table:table-cell>
          <table:table-cell office:value-type="float" office:value="13.28">
            <text:p>13,28</text:p>
          </table:table-cell>
          <table:table-cell office:value-type="string">
            <text:p>[ Main | info ] stage 2: importing modules <text:s text:c="3"/>: [user/system] = [13.08s/0.00s]</text:p>
          </table:table-cell>
          <table:table-cell office:value-type="float" office:value="13.08">
            <text:p>13,08</text:p>
          </table:table-cell>
          <table:table-cell table:formula="of:=[.F28]+[.H28]+[.J28]" office:value-type="float" office:value="39.27">
            <text:p>39,27</text:p>
          </table:table-cell>
          <table:table-cell table:formula="of:=[.K28]/3" office:value-type="float" office:value="13.09">
            <text:p>13,09</text:p>
          </table:table-cell>
          <table:table-cell table:number-columns-repeated="10"/>
        </table:table-row>
        <table:table-row table:style-name="ro1">
          <table:table-cell office:value-type="string">
            <text:p>[ Main | info ] stage 3: typechecking <text:s text:c="8"/>: [user/system] = [7.67s/0.00s]</text:p>
          </table:table-cell>
          <table:table-cell office:value-type="float" office:value="7.67">
            <text:p>7,67</text:p>
          </table:table-cell>
          <table:table-cell office:value-type="string">
            <text:p>[ Main | info ] stage 3: typechecking <text:s text:c="8"/>: [user/system] = [10.49s/0.00s]</text:p>
          </table:table-cell>
          <table:table-cell office:value-type="float" office:value="10.49">
            <text:p>10,49</text:p>
          </table:table-cell>
          <table:table-cell office:value-type="string">
            <text:p>[ Main | info ] stage 3: typechecking <text:s text:c="8"/>: [user/system] = [7.79s/0.00s]</text:p>
          </table:table-cell>
          <table:table-cell office:value-type="float" office:value="7.79">
            <text:p>7,79</text:p>
          </table:table-cell>
          <table:table-cell office:value-type="string">
            <text:p>[ Main | info ] stage 3: typechecking <text:s text:c="8"/>: [user/system] = [7.93s/0.00s]</text:p>
          </table:table-cell>
          <table:table-cell office:value-type="float" office:value="7.93">
            <text:p>7,93</text:p>
          </table:table-cell>
          <table:table-cell office:value-type="string">
            <text:p>[ Main | info ] stage 3: typechecking <text:s text:c="8"/>: [user/system] = [7.99s/0.00s]</text:p>
          </table:table-cell>
          <table:table-cell office:value-type="float" office:value="7.99">
            <text:p>7,99</text:p>
          </table:table-cell>
          <table:table-cell table:formula="of:=[.F29]+[.H29]+[.J29]" office:value-type="float" office:value="23.71">
            <text:p>23,71</text:p>
          </table:table-cell>
          <table:table-cell table:formula="of:=[.K29]/3" office:value-type="float" office:value="7.90333333333333">
            <text:p>7,90333333333333</text:p>
          </table:table-cell>
          <table:table-cell table:number-columns-repeated="10"/>
        </table:table-row>
        <table:table-row table:style-name="ro1">
          <table:table-cell office:value-type="string">
            <text:p>[ Main | info ] stage 4: model-to-model <text:s text:c="6"/>: [user/system] = [46.65s/0.00s]</text:p>
          </table:table-cell>
          <table:table-cell office:value-type="float" office:value="46.65">
            <text:p>46,65</text:p>
          </table:table-cell>
          <table:table-cell office:value-type="string">
            <text:p>[ Main | info ] stage 4: model-to-model <text:s text:c="6"/>: [user/system] = [38.82s/0.00s]</text:p>
          </table:table-cell>
          <table:table-cell office:value-type="float" office:value="38.82">
            <text:p>38,82</text:p>
          </table:table-cell>
          <table:table-cell office:value-type="string">
            <text:p>[ Main | info ] stage 4: model-to-model <text:s text:c="6"/>: [user/system] = [40.64s/0.00s]</text:p>
          </table:table-cell>
          <table:table-cell office:value-type="float" office:value="40.64">
            <text:p>40,64</text:p>
          </table:table-cell>
          <table:table-cell office:value-type="string">
            <text:p>[ Main | info ] stage 4: model-to-model <text:s text:c="6"/>: [user/system] = [40.95s/0.00s]</text:p>
          </table:table-cell>
          <table:table-cell office:value-type="float" office:value="40.95">
            <text:p>40,95</text:p>
          </table:table-cell>
          <table:table-cell office:value-type="string">
            <text:p>[ Main | info ] stage 4: model-to-model <text:s text:c="6"/>: [user/system] = [40.02s/0.00s]</text:p>
          </table:table-cell>
          <table:table-cell office:value-type="float" office:value="40.02">
            <text:p>40,02</text:p>
          </table:table-cell>
          <table:table-cell table:formula="of:=[.F30]+[.H30]+[.J30]" office:value-type="float" office:value="121.61">
            <text:p>121,61</text:p>
          </table:table-cell>
          <table:table-cell table:formula="of:=[.K30]/3" office:value-type="float" office:value="40.5366666666667">
            <text:p>40,5366666666667</text:p>
          </table:table-cell>
          <table:table-cell table:number-columns-repeated="10"/>
        </table:table-row>
        <table:table-row table:style-name="ro1"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/>
          <table:table-cell office:value-type="string">
            <text:p>[ Main | info ] stage 5: access control</text:p>
          </table:table-cell>
          <table:table-cell table:number-columns-repeated="13"/>
        </table:table-row>
        <table:table-row table:style-name="ro1"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/>
          <table:table-cell office:value-type="string">
            <text:p>Access control warning: unused rules: </text:p>
          </table:table-cell>
          <table:table-cell table:number-columns-repeated="13"/>
        </table:table-row>
        <table:table-row table:style-name="ro1"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/>
          <table:table-cell office:value-type="string">
            <text:p>rule ajaxtemplate empty()</text:p>
          </table:table-cell>
          <table:table-cell table:number-columns-repeated="13"/>
        </table:table-row>
        <table:table-row table:style-name="ro1"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 table:number-columns-repeated="13"/>
        </table:table-row>
        <table:table-row table:style-name="ro1"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/>
          <table:table-cell office:value-type="string">
            <text:p>rule action deleteTag(i : Issue , t : Tag)</text:p>
          </table:table-cell>
          <table:table-cell table:number-columns-repeated="13"/>
        </table:table-row>
        <table:table-row table:style-name="ro1"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/>
          <table:table-cell office:value-type="string">
            <text:p>rule action showIssueMoveTargets(issue : Issue)</text:p>
          </table:table-cell>
          <table:table-cell table:number-columns-repeated="13"/>
        </table:table-row>
        <table:table-row table:style-name="ro1">
          <table:table-cell office:value-type="string">
            <text:p><text:s text:c="7"/>: [user/system] = [17.61s/0.00s]</text:p>
          </table:table-cell>
          <table:table-cell office:value-type="float" office:value="17.61">
            <text:p>17,61</text:p>
          </table:table-cell>
          <table:table-cell office:value-type="string">
            <text:p><text:s text:c="7"/>: [user/system] = [12.62s/0.00s]</text:p>
          </table:table-cell>
          <table:table-cell office:value-type="float" office:value="12.62">
            <text:p>12,62</text:p>
          </table:table-cell>
          <table:table-cell office:value-type="string">
            <text:p><text:s text:c="7"/>: [user/system] = [14.53s/0.00s]</text:p>
          </table:table-cell>
          <table:table-cell office:value-type="float" office:value="14.53">
            <text:p>14,53</text:p>
          </table:table-cell>
          <table:table-cell office:value-type="string">
            <text:p><text:s text:c="7"/>: [user/system] = [12.74s/0.00s]</text:p>
          </table:table-cell>
          <table:table-cell office:value-type="float" office:value="12.74">
            <text:p>12,74</text:p>
          </table:table-cell>
          <table:table-cell office:value-type="string">
            <text:p><text:s text:c="7"/>: [user/system] = [11.90s/0.00s]</text:p>
          </table:table-cell>
          <table:table-cell office:value-type="float" office:value="11.9">
            <text:p>11,9</text:p>
          </table:table-cell>
          <table:table-cell table:formula="of:=[.F37]+[.H37]+[.J37]" office:value-type="float" office:value="39.17">
            <text:p>39,17</text:p>
          </table:table-cell>
          <table:table-cell table:formula="of:=[.K37]/3" office:value-type="float" office:value="13.0566666666667">
            <text:p>13,0566666666667</text:p>
          </table:table-cell>
          <table:table-cell table:number-columns-repeated="10"/>
        </table:table-row>
        <table:table-row table:style-name="ro1">
          <table:table-cell office:value-type="string">
            <text:p>[ Main | info ] stage 6: performing analysis <text:s/>: [user/system] = [4.73s/0.00s]</text:p>
          </table:table-cell>
          <table:table-cell office:value-type="float" office:value="4.73">
            <text:p>4,73</text:p>
          </table:table-cell>
          <table:table-cell office:value-type="string">
            <text:p>[ Main | info ] stage 6: performing analysis <text:s/>: [user/system] = [8.44s/0.00s]</text:p>
          </table:table-cell>
          <table:table-cell office:value-type="float" office:value="8.44">
            <text:p>8,44</text:p>
          </table:table-cell>
          <table:table-cell office:value-type="string">
            <text:p>[ Main | info ] stage 6: performing analysis <text:s/>: [user/system] = [4.27s/0.00s]</text:p>
          </table:table-cell>
          <table:table-cell office:value-type="float" office:value="4.27">
            <text:p>4,27</text:p>
          </table:table-cell>
          <table:table-cell office:value-type="string">
            <text:p>[ Main | info ] stage 6: performing analysis <text:s/>: [user/system] = [4.12s/0.00s]</text:p>
          </table:table-cell>
          <table:table-cell office:value-type="float" office:value="4.12">
            <text:p>4,12</text:p>
          </table:table-cell>
          <table:table-cell office:value-type="string">
            <text:p>[ Main | info ] stage 6: performing analysis <text:s/>: [user/system] = [4.02s/0.00s]</text:p>
          </table:table-cell>
          <table:table-cell office:value-type="float" office:value="4.02">
            <text:p>4,02</text:p>
          </table:table-cell>
          <table:table-cell table:formula="of:=[.F38]+[.H38]+[.J38]" office:value-type="float" office:value="12.41">
            <text:p>12,41</text:p>
          </table:table-cell>
          <table:table-cell table:formula="of:=[.K38]/3" office:value-type="float" office:value="4.13666666666667">
            <text:p>4,13666666666667</text:p>
          </table:table-cell>
          <table:table-cell table:number-columns-repeated="10"/>
        </table:table-row>
        <table:table-row table:style-name="ro1">
          <table:table-cell office:value-type="string">
            <text:p>[ Main | info ] stage 7: renaming identifiers : [user/system] = [1.15s/0.00s]</text:p>
          </table:table-cell>
          <table:table-cell office:value-type="float" office:value="1.15">
            <text:p>1,15</text:p>
          </table:table-cell>
          <table:table-cell office:value-type="string">
            <text:p>[ Main | info ] stage 7: renaming identifiers : [user/system] = [1.13s/0.00s]</text:p>
          </table:table-cell>
          <table:table-cell office:value-type="float" office:value="1.13">
            <text:p>1,13</text:p>
          </table:table-cell>
          <table:table-cell office:value-type="string">
            <text:p>[ Main | info ] stage 7: renaming identifiers : [user/system] = [2.12s/0.00s]</text:p>
          </table:table-cell>
          <table:table-cell office:value-type="float" office:value="2.12">
            <text:p>2,12</text:p>
          </table:table-cell>
          <table:table-cell office:value-type="string">
            <text:p>[ Main | info ] stage 7: renaming identifiers : [user/system] = [1.14s/0.00s]</text:p>
          </table:table-cell>
          <table:table-cell office:value-type="float" office:value="1.14">
            <text:p>1,14</text:p>
          </table:table-cell>
          <table:table-cell office:value-type="string">
            <text:p>[ Main | info ] stage 7: renaming identifiers : [user/system] = [1.08s/0.00s]</text:p>
          </table:table-cell>
          <table:table-cell office:value-type="float" office:value="1.08">
            <text:p>1,08</text:p>
          </table:table-cell>
          <table:table-cell table:formula="of:=[.F39]+[.H39]+[.J39]" office:value-type="float" office:value="4.34">
            <text:p>4,34</text:p>
          </table:table-cell>
          <table:table-cell table:formula="of:=[.K39]/3" office:value-type="float" office:value="1.44666666666667">
            <text:p>1,44666666666667</text:p>
          </table:table-cell>
          <table:table-cell table:number-columns-repeated="10"/>
        </table:table-row>
        <table:table-row table:style-name="ro1">
          <table:table-cell office:value-type="string">
            <text:p>[ Main | info ] stage 8: generation analysis <text:s/>: [user/system] = [0.05s/0.00s]</text:p>
          </table:table-cell>
          <table:table-cell office:value-type="float" office:value="0.05">
            <text:p>0,05</text:p>
          </table:table-cell>
          <table:table-cell office:value-type="string">
            <text:p>[ Main | info ] stage 8: generation analysis <text:s/>: [user/system] = [0.06s/0.00s]</text:p>
          </table:table-cell>
          <table:table-cell office:value-type="float" office:value="0.06">
            <text:p>0,06</text:p>
          </table:table-cell>
          <table:table-cell office:value-type="string">
            <text:p>[ Main | info ] stage 8: generation analysis <text:s/>: [user/system] = [0.12s/0.00s]</text:p>
          </table:table-cell>
          <table:table-cell office:value-type="float" office:value="0.12">
            <text:p>0,12</text:p>
          </table:table-cell>
          <table:table-cell office:value-type="string">
            <text:p>[ Main | info ] stage 8: generation analysis <text:s/>: [user/system] = [0.05s/0.00s]</text:p>
          </table:table-cell>
          <table:table-cell office:value-type="float" office:value="0.05">
            <text:p>0,05</text:p>
          </table:table-cell>
          <table:table-cell office:value-type="string">
            <text:p>[ Main | info ] stage 8: generation analysis <text:s/>: [user/system] = [0.05s/0.00s]</text:p>
          </table:table-cell>
          <table:table-cell office:value-type="float" office:value="0.05">
            <text:p>0,05</text:p>
          </table:table-cell>
          <table:table-cell table:formula="of:=[.F40]+[.H40]+[.J40]" office:value-type="float" office:value="0.22">
            <text:p>0,22</text:p>
          </table:table-cell>
          <table:table-cell table:formula="of:=[.K40]/3" office:value-type="float" office:value="0.0733333333333333">
            <text:p>0,0733333333333333</text:p>
          </table:table-cell>
          <table:table-cell table:number-columns-repeated="10"/>
        </table:table-row>
        <table:table-row table:style-name="ro1">
          <table:table-cell office:value-type="string">
            <text:p>[ Main | info ] stage 9: code generation <text:s text:c="5"/>: [user/system] = [896.88s/0.00s]</text:p>
          </table:table-cell>
          <table:table-cell office:value-type="float" office:value="896.88">
            <text:p>896,88</text:p>
          </table:table-cell>
          <table:table-cell office:value-type="string">
            <text:p>[ Main | info ] stage 9: code generation <text:s text:c="5"/>: [user/system] = [7.41s/0.00s]</text:p>
          </table:table-cell>
          <table:table-cell office:value-type="float" office:value="7.41">
            <text:p>7,41</text:p>
          </table:table-cell>
          <table:table-cell office:value-type="string">
            <text:p>[ Main | info ] stage 9: code generation <text:s text:c="5"/>: [user/system] = [708.84s/0.00s]</text:p>
          </table:table-cell>
          <table:table-cell office:value-type="float" office:value="708.84">
            <text:p>708,84</text:p>
          </table:table-cell>
          <table:table-cell office:value-type="string">
            <text:p>[ Main | info ] stage 9: code generation <text:s text:c="5"/>: [user/system] = [671.13s/0.00s]</text:p>
          </table:table-cell>
          <table:table-cell office:value-type="float" office:value="671.13">
            <text:p>671,13</text:p>
          </table:table-cell>
          <table:table-cell office:value-type="string">
            <text:p>[ Main | info ] stage 9: code generation <text:s text:c="5"/>: [user/system] = [680.14s/0.00s]</text:p>
          </table:table-cell>
          <table:table-cell office:value-type="float" office:value="680.14">
            <text:p>680,14</text:p>
          </table:table-cell>
          <table:table-cell table:formula="of:=[.F41]+[.H41]+[.J41]" office:value-type="float" office:value="2060.11">
            <text:p>2060,11</text:p>
          </table:table-cell>
          <table:table-cell table:formula="of:=[.K41]/3" office:value-type="float" office:value="686.703333333333">
            <text:p>686,703333333333</text:p>
          </table:table-cell>
          <table:table-cell table:number-columns-repeated="10"/>
        </table:table-row>
        <table:table-row table:style-name="ro1">
          <table:table-cell office:value-type="string">
            <text:p>[ Main | info ] stage 10: writing files <text:s text:c="6"/>: [user/system] = [2.08s/0.00s]</text:p>
          </table:table-cell>
          <table:table-cell office:value-type="float" office:value="2.08">
            <text:p>2,08</text:p>
          </table:table-cell>
          <table:table-cell office:value-type="string">
            <text:p>[ Main | info ] stage 10: writing files <text:s text:c="6"/>: [user/system] = [0.14s/0.00s]</text:p>
          </table:table-cell>
          <table:table-cell office:value-type="float" office:value="0.14">
            <text:p>0,14</text:p>
          </table:table-cell>
          <table:table-cell office:value-type="string">
            <text:p>[ Main | info ] stage 10: writing files <text:s text:c="6"/>: [user/system] = [2.07s/0.00s]</text:p>
          </table:table-cell>
          <table:table-cell office:value-type="float" office:value="2.07">
            <text:p>2,07</text:p>
          </table:table-cell>
          <table:table-cell office:value-type="string">
            <text:p>[ Main | info ] stage 10: writing files <text:s text:c="6"/>: [user/system] = [0.94s/0.00s]</text:p>
          </table:table-cell>
          <table:table-cell office:value-type="float" office:value="0.94">
            <text:p>0,94</text:p>
          </table:table-cell>
          <table:table-cell office:value-type="string">
            <text:p>[ Main | info ] stage 10: writing files <text:s text:c="6"/>: [user/system] = [0.98s/0.00s]</text:p>
          </table:table-cell>
          <table:table-cell office:value-type="float" office:value="0.98">
            <text:p>0,98</text:p>
          </table:table-cell>
          <table:table-cell table:formula="of:=[.F42]+[.H42]+[.J42]" office:value-type="float" office:value="3.99">
            <text:p>3,99</text:p>
          </table:table-cell>
          <table:table-cell table:formula="of:=[.K42]/3" office:value-type="float" office:value="1.33">
            <text:p>1,33</text:p>
          </table:table-cell>
          <table:table-cell table:number-columns-repeated="10"/>
        </table:table-row>
        <table:table-row table:style-name="ro1">
          <table:table-cell/>
          <table:table-cell table:style-name="ce2" table:formula="of:=SUM([.B27:.B42])" office:value-type="float" office:value="994.5">
            <text:p>994,5</text:p>
          </table:table-cell>
          <table:table-cell/>
          <table:table-cell table:style-name="ce2" table:formula="of:=SUM([.D27:.D42])" office:value-type="float" office:value="82.86">
            <text:p>82,86</text:p>
          </table:table-cell>
          <table:table-cell/>
          <table:table-cell table:style-name="ce2" table:formula="of:=SUM([.F27:.F42])" office:value-type="float" office:value="796.95">
            <text:p>796,95</text:p>
          </table:table-cell>
          <table:table-cell/>
          <table:table-cell table:style-name="ce2" table:formula="of:=SUM([.H27:.H42])" office:value-type="float" office:value="756.08">
            <text:p>756,08</text:p>
          </table:table-cell>
          <table:table-cell/>
          <table:table-cell table:style-name="ce2" table:formula="of:=SUM([.J27:.J42])" office:value-type="float" office:value="763.01">
            <text:p>763,01</text:p>
          </table:table-cell>
          <table:table-cell table:formula="of:=[.F43]+[.H43]+[.J43]" office:value-type="float" office:value="2316.04">
            <text:p>2316,04</text:p>
          </table:table-cell>
          <table:table-cell table:style-name="ce2" table:formula="of:=SUM([.L27:.L42])" office:value-type="float" office:value="772.013333333333">
            <text:p>772,013333333333</text:p>
          </table:table-cell>
          <table:table-cell table:number-columns-repeated="10"/>
        </table:table-row>
        <table:table-row table:style-name="ro1">
          <table:table-cell office:value-type="string">
            <text:p>start: 06:45:00.348</text:p>
          </table:table-cell>
          <table:table-cell table:number-columns-repeated="3"/>
          <table:table-cell office:value-type="string">
            <text:p>start: 07:37:38.032</text:p>
          </table:table-cell>
          <table:table-cell table:style-name="ce2" table:formula="of:=29.52" office:value-type="float" office:value="29.52">
            <text:p>29,52</text:p>
          </table:table-cell>
          <table:table-cell office:value-type="string">
            <text:p>start: 07:58:28.601</text:p>
          </table:table-cell>
          <table:table-cell table:style-name="ce2" office:value-type="float" office:value="29.98">
            <text:p>29,98</text:p>
          </table:table-cell>
          <table:table-cell office:value-type="string">
            <text:p>start: 08:18:47.946</text:p>
          </table:table-cell>
          <table:table-cell table:style-name="ce2" office:value-type="float" office:value="31.3">
            <text:p>31,3</text:p>
          </table:table-cell>
          <table:table-cell table:formula="of:=[.F44]+[.H44]+[.J44]" office:value-type="float" office:value="90.8">
            <text:p>90,8</text:p>
          </table:table-cell>
          <table:table-cell table:style-name="ce2" table:formula="of:=[.K44]/3" office:value-type="float" office:value="30.2666666666667">
            <text:p>30,2666666666667</text:p>
          </table:table-cell>
          <table:table-cell table:number-columns-repeated="10"/>
        </table:table-row>
        <table:table-row table:style-name="ro1">
          <table:table-cell office:value-type="string">
            <text:p>end: 06:45:25.817</text:p>
          </table:table-cell>
          <table:table-cell table:style-name="ce2" table:formula="of:=25.47" office:value-type="float" office:value="25.47">
            <text:p>25,47</text:p>
          </table:table-cell>
          <table:table-cell table:number-columns-repeated="2"/>
          <table:table-cell office:value-type="string">
            <text:p>end: 07:38:07.557</text:p>
          </table:table-cell>
          <table:table-cell/>
          <table:table-cell office:value-type="string">
            <text:p>end: 07:58:58.581</text:p>
          </table:table-cell>
          <table:table-cell/>
          <table:table-cell office:value-type="string">
            <text:p>end: 08:19:19.26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2"/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otal time: 13 minutes 58 seconds</text:p>
          </table:table-cell>
          <table:table-cell table:formula="of:=13*60+58" office:value-type="float" office:value="838">
            <text:p>838</text:p>
          </table:table-cell>
          <table:table-cell office:value-type="string">
            <text:p>Total time: 13 minutes 15 seconds</text:p>
          </table:table-cell>
          <table:table-cell table:formula="of:=13*60+15" office:value-type="float" office:value="795">
            <text:p>795</text:p>
          </table:table-cell>
          <table:table-cell office:value-type="string">
            <text:p>Total time: 13 minutes 24 seconds</text:p>
          </table:table-cell>
          <table:table-cell table:formula="of:=13*60+24" office:value-type="float" office:value="804">
            <text:p>804</text:p>
          </table:table-cell>
          <table:table-cell table:formula="of:=[.F47]+[.H47]+[.J47]" office:value-type="float" office:value="2437">
            <text:p>2437</text:p>
          </table:table-cell>
          <table:table-cell table:style-name="ce2" table:formula="of:=[.K47]/3" office:value-type="float" office:value="812.333333333333">
            <text:p>812,333333333333</text:p>
          </table:table-cell>
          <table:table-cell table:number-columns-repeated="10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>
            <text:p>blog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>
            <text:p>instr</text:p>
          </table:table-cell>
          <table:table-cell table:number-columns-repeated="17"/>
        </table:table-row>
        <table:table-row table:style-name="ro1">
          <table:table-cell office:value-type="string">
            <text:p>[ Main | info ] stage 1: parsing blog.app <text:s text:c="4"/>: [user/system] = [1.58s/0.00s]</text:p>
          </table:table-cell>
          <table:table-cell office:value-type="float" office:value="1.58">
            <text:p>1,58</text:p>
          </table:table-cell>
          <table:table-cell office:value-type="float" office:value="1.66">
            <text:p>1,66</text:p>
          </table:table-cell>
          <table:table-cell table:formula="of:=([.B57]+[.C57])/2" office:value-type="float" office:value="1.62">
            <text:p>1,62</text:p>
          </table:table-cell>
          <table:table-cell office:value-type="float" office:value="1.65">
            <text:p>1,65</text:p>
          </table:table-cell>
          <table:table-cell table:formula="of:=([.E57]-[.D57])/[.D57]*100" office:value-type="float" office:value="1.85185185185184">
            <text:p>1,85185185185184</text:p>
          </table:table-cell>
          <table:table-cell table:number-columns-repeated="16"/>
        </table:table-row>
        <table:table-row table:style-name="ro1">
          <table:table-cell office:value-type="string">
            <text:p>[ Main | info ] stage 2: importing modules <text:s text:c="3"/>: [user/system] = [3.32s/0.00s]</text:p>
          </table:table-cell>
          <table:table-cell office:value-type="float" office:value="3.32">
            <text:p>3,32</text:p>
          </table:table-cell>
          <table:table-cell office:value-type="float" office:value="7.61">
            <text:p>7,61</text:p>
          </table:table-cell>
          <table:table-cell table:formula="of:=([.B58]+[.C58])/2" office:value-type="float" office:value="5.465">
            <text:p>5,465</text:p>
          </table:table-cell>
          <table:table-cell office:value-type="float" office:value="12.91">
            <text:p>12,91</text:p>
          </table:table-cell>
          <table:table-cell table:formula="of:=([.E58]-[.D58])/[.D58]*100" office:value-type="float" office:value="136.230558096981">
            <text:p>136,230558096981</text:p>
          </table:table-cell>
          <table:table-cell table:number-columns-repeated="16"/>
        </table:table-row>
        <table:table-row table:style-name="ro1">
          <table:table-cell office:value-type="string">
            <text:p>[ Main | info ] stage 3: typechecking <text:s text:c="8"/>: [user/system] = [6.02s/0.00s]</text:p>
          </table:table-cell>
          <table:table-cell office:value-type="float" office:value="6.02">
            <text:p>6,02</text:p>
          </table:table-cell>
          <table:table-cell office:value-type="float" office:value="5.27">
            <text:p>5,27</text:p>
          </table:table-cell>
          <table:table-cell table:formula="of:=([.B59]+[.C59])/2" office:value-type="float" office:value="5.645">
            <text:p>5,645</text:p>
          </table:table-cell>
          <table:table-cell office:value-type="float" office:value="7.82">
            <text:p>7,82</text:p>
          </table:table-cell>
          <table:table-cell table:formula="of:=([.E59]-[.D59])/[.D59]*100" office:value-type="float" office:value="38.5296722763508">
            <text:p>38,5296722763508</text:p>
          </table:table-cell>
          <table:table-cell table:number-columns-repeated="16"/>
        </table:table-row>
        <table:table-row table:style-name="ro1">
          <table:table-cell office:value-type="string">
            <text:p>[ Main | info ] stage 4: model-to-model <text:s text:c="6"/>: [user/system] = [20.52s/0.00s]</text:p>
          </table:table-cell>
          <table:table-cell office:value-type="float" office:value="20.52">
            <text:p>20,52</text:p>
          </table:table-cell>
          <table:table-cell office:value-type="float" office:value="21.28">
            <text:p>21,28</text:p>
          </table:table-cell>
          <table:table-cell table:formula="of:=([.B60]+[.C60])/2" office:value-type="float" office:value="20.9">
            <text:p>20,9</text:p>
          </table:table-cell>
          <table:table-cell office:value-type="float" office:value="29.23">
            <text:p>29,23</text:p>
          </table:table-cell>
          <table:table-cell table:formula="of:=([.E60]-[.D60])/[.D60]*100" office:value-type="float" office:value="39.8564593301435">
            <text:p>39,8564593301435</text:p>
          </table:table-cell>
          <table:table-cell table:number-columns-repeated="16"/>
        </table:table-row>
        <table:table-row table:style-name="ro1">
          <table:table-cell office:value-type="string">
            <text:p>[ Main | info ] stage 5: access control <text:s text:c="6"/>: [user/system] = [5.18s/0.00s]</text:p>
          </table:table-cell>
          <table:table-cell office:value-type="float" office:value="5.18">
            <text:p>5,18</text:p>
          </table:table-cell>
          <table:table-cell office:value-type="float" office:value="5.08">
            <text:p>5,08</text:p>
          </table:table-cell>
          <table:table-cell table:formula="of:=([.B61]+[.C61])/2" office:value-type="float" office:value="5.13">
            <text:p>5,13</text:p>
          </table:table-cell>
          <table:table-cell office:value-type="float" office:value="6.96">
            <text:p>6,96</text:p>
          </table:table-cell>
          <table:table-cell table:formula="of:=([.E61]-[.D61])/[.D61]*100" office:value-type="float" office:value="35.672514619883">
            <text:p>35,672514619883</text:p>
          </table:table-cell>
          <table:table-cell table:number-columns-repeated="16"/>
        </table:table-row>
        <table:table-row table:style-name="ro1">
          <table:table-cell office:value-type="string">
            <text:p>[ Main | info ] stage 6: performing analysis <text:s/>: [user/system] = [1.92s/0.00s]</text:p>
          </table:table-cell>
          <table:table-cell office:value-type="float" office:value="1.92">
            <text:p>1,92</text:p>
          </table:table-cell>
          <table:table-cell office:value-type="float" office:value="1.87">
            <text:p>1,87</text:p>
          </table:table-cell>
          <table:table-cell table:formula="of:=([.B62]+[.C62])/2" office:value-type="float" office:value="1.895">
            <text:p>1,895</text:p>
          </table:table-cell>
          <table:table-cell office:value-type="float" office:value="2.32">
            <text:p>2,32</text:p>
          </table:table-cell>
          <table:table-cell table:formula="of:=([.E62]-[.D62])/[.D62]*100" office:value-type="float" office:value="22.4274406332454">
            <text:p>22,4274406332454</text:p>
          </table:table-cell>
          <table:table-cell table:number-columns-repeated="16"/>
        </table:table-row>
        <table:table-row table:style-name="ro1">
          <table:table-cell office:value-type="string">
            <text:p>[ Main | info ] stage 7: renaming identifiers : [user/system] = [0.80s/0.00s]</text:p>
          </table:table-cell>
          <table:table-cell office:value-type="float" office:value="0.8">
            <text:p>0,8</text:p>
          </table:table-cell>
          <table:table-cell office:value-type="float" office:value="0.91">
            <text:p>0,91</text:p>
          </table:table-cell>
          <table:table-cell table:formula="of:=([.B63]+[.C63])/2" office:value-type="float" office:value="0.855">
            <text:p>0,855</text:p>
          </table:table-cell>
          <table:table-cell office:value-type="float" office:value="0.92">
            <text:p>0,92</text:p>
          </table:table-cell>
          <table:table-cell table:formula="of:=([.E63]-[.D63])/[.D63]*100" office:value-type="float" office:value="7.60233918128656">
            <text:p>7,60233918128656</text:p>
          </table:table-cell>
          <table:table-cell table:number-columns-repeated="16"/>
        </table:table-row>
        <table:table-row table:style-name="ro1">
          <table:table-cell office:value-type="string">
            <text:p>[ Main | info ] stage 8: generation analysis <text:s/>: [user/system] = [0.03s/0.00s]</text:p>
          </table:table-cell>
          <table:table-cell office:value-type="float" office:value="0.03">
            <text:p>0,03</text:p>
          </table:table-cell>
          <table:table-cell office:value-type="float" office:value="0.04">
            <text:p>0,04</text:p>
          </table:table-cell>
          <table:table-cell table:formula="of:=([.B64]+[.C64])/2" office:value-type="float" office:value="0.035">
            <text:p>0,035</text:p>
          </table:table-cell>
          <table:table-cell office:value-type="float" office:value="0.04">
            <text:p>0,04</text:p>
          </table:table-cell>
          <table:table-cell table:formula="of:=([.E64]-[.D64])/[.D64]*100" office:value-type="float" office:value="14.2857142857143">
            <text:p>14,2857142857143</text:p>
          </table:table-cell>
          <table:table-cell table:number-columns-repeated="16"/>
        </table:table-row>
        <table:table-row table:style-name="ro1">
          <table:table-cell office:value-type="string">
            <text:p>[ Main | info ] stage 9: code generation <text:s text:c="5"/>: [user/system] = [80.31s/0.00s]</text:p>
          </table:table-cell>
          <table:table-cell office:value-type="float" office:value="80.31">
            <text:p>80,31</text:p>
          </table:table-cell>
          <table:table-cell office:value-type="float" office:value="84.51">
            <text:p>84,51</text:p>
          </table:table-cell>
          <table:table-cell table:formula="of:=([.B65]+[.C65])/2" office:value-type="float" office:value="82.41">
            <text:p>82,41</text:p>
          </table:table-cell>
          <table:table-cell office:value-type="float" office:value="517.47">
            <text:p>517,47</text:p>
          </table:table-cell>
          <table:table-cell table:formula="of:=([.E65]-[.D65])/[.D65]*100" office:value-type="float" office:value="527.921368765927">
            <text:p>527,921368765927</text:p>
          </table:table-cell>
          <table:table-cell table:number-columns-repeated="16"/>
        </table:table-row>
        <table:table-row table:style-name="ro1">
          <table:table-cell office:value-type="string">
            <text:p>[ Main | info ] stage 10: writing files <text:s text:c="6"/>: [user/system] = [0.81s/0.00s]</text:p>
          </table:table-cell>
          <table:table-cell office:value-type="float" office:value="0.81">
            <text:p>0,81</text:p>
          </table:table-cell>
          <table:table-cell office:value-type="float" office:value="0.75">
            <text:p>0,75</text:p>
          </table:table-cell>
          <table:table-cell table:formula="of:=([.B66]+[.C66])/2" office:value-type="float" office:value="0.78">
            <text:p>0,78</text:p>
          </table:table-cell>
          <table:table-cell office:value-type="float" office:value="0.84">
            <text:p>0,84</text:p>
          </table:table-cell>
          <table:table-cell table:formula="of:=([.E66]-[.D66])/[.D66]*100" office:value-type="float" office:value="7.69230769230768">
            <text:p>7,69230769230768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tart: 09:13:20.722</text:p>
          </table:table-cell>
          <table:table-cell office:value-type="float" office:value="20.722">
            <text:p>20,722</text:p>
          </table:table-cell>
          <table:table-cell office:value-type="string">
            <text:p>start: 09:17:02.409</text:p>
          </table:table-cell>
          <table:table-cell/>
          <table:table-cell office:value-type="string">
            <text:p>start: 09:40:07.750</text:p>
          </table:table-cell>
          <table:table-cell table:number-columns-repeated="17"/>
        </table:table-row>
        <table:table-row table:style-name="ro1">
          <table:table-cell office:value-type="string">
            <text:p>end: 09:13:35.136</text:p>
          </table:table-cell>
          <table:table-cell office:value-type="float" office:value="35.136">
            <text:p>35,136</text:p>
          </table:table-cell>
          <table:table-cell office:value-type="string">
            <text:p>end: 09:17:17.235</text:p>
          </table:table-cell>
          <table:table-cell/>
          <table:table-cell office:value-type="string">
            <text:p>end: 09:40:32.084</text:p>
          </table:table-cell>
          <table:table-cell table:number-columns-repeated="17"/>
        </table:table-row>
        <table:table-row table:style-name="ro1">
          <table:table-cell/>
          <table:table-cell table:formula="of:=[.B69]-[.B68]" office:value-type="float" office:value="14.414">
            <text:p>14,414</text:p>
          </table:table-cell>
          <table:table-cell table:formula="of:=17.235-2.409" office:value-type="float" office:value="14.826">
            <text:p>14,826</text:p>
          </table:table-cell>
          <table:table-cell table:formula="of:=([.B70]+[.C70])/2" office:value-type="float" office:value="14.62">
            <text:p>14,62</text:p>
          </table:table-cell>
          <table:table-cell table:formula="of:=32.084-7.75" office:value-type="float" office:value="24.334">
            <text:p>24,334</text:p>
          </table:table-cell>
          <table:table-cell table:formula="of:=([.E70]-[.D70])/[.D70]*100" office:value-type="float" office:value="66.4432284541724">
            <text:p>66,4432284541724</text:p>
          </table:table-cell>
          <table:table-cell table:number-columns-repeated="16"/>
        </table:table-row>
        <table:table-row table:style-name="ro1">
          <table:table-cell office:value-type="string">
            <text:p>Total time: 2 minutes 22 seconds</text:p>
          </table:table-cell>
          <table:table-cell/>
          <table:table-cell office:value-type="string">
            <text:p>Total time: 2 minutes 31 seconds</text:p>
          </table:table-cell>
          <table:table-cell/>
          <table:table-cell office:value-type="string">
            <text:p>Total time: 10 minutes 4 seconds</text:p>
          </table:table-cell>
          <table:table-cell table:number-columns-repeated="17"/>
        </table:table-row>
        <table:table-row table:style-name="ro1">
          <table:table-cell/>
          <table:table-cell table:formula="of:=2*60+22" office:value-type="float" office:value="142">
            <text:p>142</text:p>
          </table:table-cell>
          <table:table-cell table:formula="of:=2*60+31" office:value-type="float" office:value="151">
            <text:p>151</text:p>
          </table:table-cell>
          <table:table-cell table:formula="of:=([.B72]+[.C72])/2" office:value-type="float" office:value="146.5">
            <text:p>146,5</text:p>
          </table:table-cell>
          <table:table-cell table:formula="of:=10*60+4" office:value-type="float" office:value="604">
            <text:p>604</text:p>
          </table:table-cell>
          <table:table-cell table:formula="of:=([.E72]-[.D72])/[.D72]*100" office:value-type="float" office:value="312.286689419795">
            <text:p>312,286689419795</text:p>
          </table:table-cell>
          <table:table-cell table:number-columns-repeated="16"/>
        </table:table-row>
      </table:table>
      <table:table table:name="webdsl app compare" table:style-name="ta1" table:print="false">
        <table:table-column table:style-name="co2" table:number-columns-repeated="11" table:default-cell-style-name="Default"/>
        <table:table-row table:style-name="ro1">
          <table:table-cell office:value-type="string">
            <text:p>Enter-event-count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Enter-event-count</text:p>
          </table:table-cell>
          <table:table-cell office:value-type="float" office:value="515">
            <text:p>515</text:p>
          </table:table-cell>
          <table:table-cell table:number-columns-repeated="2"/>
          <table:table-cell office:value-type="string">
            <text:p>Enter-event-count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string">
            <text:p>Exit-event-count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Exit-event-count</text:p>
          </table:table-cell>
          <table:table-cell office:value-type="float" office:value="515">
            <text:p>515</text:p>
          </table:table-cell>
          <table:table-cell table:number-columns-repeated="2"/>
          <table:table-cell office:value-type="string">
            <text:p>Exit-event-count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string">
            <text:p>Step-event-count</text:p>
          </table:table-cell>
          <table:table-cell office:value-type="float" office:value="2542">
            <text:p>2542</text:p>
          </table:table-cell>
          <table:table-cell table:number-columns-repeated="2"/>
          <table:table-cell office:value-type="string">
            <text:p>Step-event-count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string">
            <text:p>Step-event-count</text:p>
          </table:table-cell>
          <table:table-cell office:value-type="float" office:value="1840">
            <text:p>1840</text:p>
          </table:table-cell>
          <table:table-cell/>
        </table:table-row>
        <table:table-row table:style-name="ro1">
          <table:table-cell office:value-type="string">
            <text:p>program-term-size</text:p>
          </table:table-cell>
          <table:table-cell office:value-type="float" office:value="29013">
            <text:p>29013</text:p>
          </table:table-cell>
          <table:table-cell table:number-columns-repeated="2"/>
          <table:table-cell office:value-type="string">
            <text:p>program-term-size</text:p>
          </table:table-cell>
          <table:table-cell office:value-type="float" office:value="20908">
            <text:p>20908</text:p>
          </table:table-cell>
          <table:table-cell table:number-columns-repeated="2"/>
          <table:table-cell office:value-type="string">
            <text:p>program-term-size</text:p>
          </table:table-cell>
          <table:table-cell office:value-type="float" office:value="19670">
            <text:p>19670</text:p>
          </table:table-cell>
          <table:table-cell/>
        </table:table-row>
        <table:table-row table:style-name="ro1">
          <table:table-cell office:value-type="string">
            <text:p>parse-time</text:p>
          </table:table-cell>
          <table:table-cell office:value-type="float" office:value="2.86">
            <text:p>2,86</text:p>
          </table:table-cell>
          <table:table-cell table:formula="of:=[.B5]/[.B9]*100" office:value-type="float" office:value="26.1425959780622">
            <text:p>26,1425959780622</text:p>
          </table:table-cell>
          <table:table-cell/>
          <table:table-cell office:value-type="string">
            <text:p>parse-time</text:p>
          </table:table-cell>
          <table:table-cell office:value-type="float" office:value="2.99">
            <text:p>2,99</text:p>
          </table:table-cell>
          <table:table-cell table:formula="of:=[.F5]/[.F9]*100" office:value-type="float" office:value="32.3243243243243">
            <text:p>32,3243243243243</text:p>
          </table:table-cell>
          <table:table-cell/>
          <table:table-cell office:value-type="string">
            <text:p>parse-time</text:p>
          </table:table-cell>
          <table:table-cell office:value-type="float" office:value="2.52">
            <text:p>2,52</text:p>
          </table:table-cell>
          <table:table-cell table:formula="of:=[.J5]/[.J9]*100" office:value-type="float" office:value="28.314606741573">
            <text:p>28,314606741573</text:p>
          </table:table-cell>
        </table:table-row>
        <table:table-row table:style-name="ro1">
          <table:table-cell office:value-type="string">
            <text:p>instrumentation-time</text:p>
          </table:table-cell>
          <table:table-cell office:value-type="float" office:value="3.01">
            <text:p>3,01</text:p>
          </table:table-cell>
          <table:table-cell table:formula="of:=[.B6]/[.B9]*100" office:value-type="float" office:value="27.5137111517367">
            <text:p>27,5137111517367</text:p>
          </table:table-cell>
          <table:table-cell/>
          <table:table-cell office:value-type="string">
            <text:p>instrumentation-time</text:p>
          </table:table-cell>
          <table:table-cell office:value-type="float" office:value="2.24">
            <text:p>2,24</text:p>
          </table:table-cell>
          <table:table-cell table:formula="of:=[.F6]/[.F9]*100" office:value-type="float" office:value="24.2162162162162">
            <text:p>24,2162162162162</text:p>
          </table:table-cell>
          <table:table-cell/>
          <table:table-cell office:value-type="string">
            <text:p>instrumentation-time</text:p>
          </table:table-cell>
          <table:table-cell office:value-type="float" office:value="2.5">
            <text:p>2,5</text:p>
          </table:table-cell>
          <table:table-cell table:formula="of:=[.J6]/[.J9]*100" office:value-type="float" office:value="28.0898876404494">
            <text:p>28,0898876404494</text:p>
          </table:table-cell>
        </table:table-row>
        <table:table-row table:style-name="ro1">
          <table:table-cell office:value-type="string">
            <text:p>write-time</text:p>
          </table:table-cell>
          <table:table-cell office:value-type="float" office:value="5.07">
            <text:p>5,07</text:p>
          </table:table-cell>
          <table:table-cell table:formula="of:=[.B7]/[.B9]*100" office:value-type="float" office:value="46.3436928702011">
            <text:p>46,3436928702011</text:p>
          </table:table-cell>
          <table:table-cell/>
          <table:table-cell office:value-type="string">
            <text:p>write-time</text:p>
          </table:table-cell>
          <table:table-cell office:value-type="float" office:value="4.02">
            <text:p>4,02</text:p>
          </table:table-cell>
          <table:table-cell table:formula="of:=[.F7]/[.F9]*100" office:value-type="float" office:value="43.4594594594595">
            <text:p>43,4594594594595</text:p>
          </table:table-cell>
          <table:table-cell/>
          <table:table-cell office:value-type="string">
            <text:p>write-time</text:p>
          </table:table-cell>
          <table:table-cell office:value-type="float" office:value="3.88">
            <text:p>3,88</text:p>
          </table:table-cell>
          <table:table-cell table:formula="of:=[.J7]/[.J9]*100" office:value-type="float" office:value="43.5955056179775">
            <text:p>43,5955056179775</text:p>
          </table:table-cell>
        </table:table-row>
        <table:table-row table:style-name="ro1">
          <table:table-cell office:value-type="string">
            <text:p>file-total-time</text:p>
          </table:table-cell>
          <table:table-cell office:value-type="float" office:value="11.02">
            <text:p>11,02</text:p>
          </table:table-cell>
          <table:table-cell table:number-columns-repeated="2"/>
          <table:table-cell office:value-type="string">
            <text:p>file-total-time</text:p>
          </table:table-cell>
          <table:table-cell office:value-type="float" office:value="9.39">
            <text:p>9,39</text:p>
          </table:table-cell>
          <table:table-cell table:number-columns-repeated="2"/>
          <table:table-cell office:value-type="string">
            <text:p>file-total-time</text:p>
          </table:table-cell>
          <table:table-cell office:value-type="float" office:value="9.59">
            <text:p>9,59</text:p>
          </table:table-cell>
          <table:table-cell/>
        </table:table-row>
        <table:table-row table:style-name="ro1">
          <table:table-cell/>
          <table:table-cell table:formula="of:=[.B5]+[.B6]+[.B7]" office:value-type="float" office:value="10.94">
            <text:p>10,94</text:p>
          </table:table-cell>
          <table:table-cell table:number-columns-repeated="3"/>
          <table:table-cell table:formula="of:=[.F5]+[.F6]+[.F7]" office:value-type="float" office:value="9.25">
            <text:p>9,25</text:p>
          </table:table-cell>
          <table:table-cell table:number-columns-repeated="3"/>
          <table:table-cell table:formula="of:=[.J5]+[.J6]+[.J7]" office:value-type="float" office:value="8.9">
            <text:p>8,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yg</text:p>
          </table:table-cell>
          <table:table-cell table:number-columns-repeated="3"/>
          <table:table-cell office:value-type="string">
            <text:p>repo</text:p>
          </table:table-cell>
          <table:table-cell table:number-columns-repeated="3"/>
          <table:table-cell office:value-type="string">
            <text:p>blog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17-06-2013</text:date>, <text:time>20:5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ky Lindeman</meta:initial-creator>
    <meta:creation-date>2013-06-07T12:28:56</meta:creation-date>
    <dc:date>2013-06-17T20:56:53</dc:date>
    <dc:creator>Ricky Lindeman</dc:creator>
    <meta:editing-duration>PT14H37M22S</meta:editing-duration>
    <meta:editing-cycles>5</meta:editing-cycles>
    <meta:generator>OpenOffice.org/3.2$Linux OpenOffice.org_project/320m12$Build-9483</meta:generator>
    <meta:document-statistic meta:table-count="5" meta:cell-count="14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46cm" svg:height="15.508cm" xlink:href=".." chart:class="chart:scatter" chart:style-name="ch1">
        <chart:legend chart:legend-position="end" svg:x="14.847cm" svg:y="7.472cm" chart:style-name="ch2"/>
        <chart:plot-area chart:style-name="ch3" table:cell-range-address="'instr repo'.A2:'instr repo'.A33 'instr repo'.E2:'instr repo'.E33 'instr repo'.I1:'instr repo'.I33" chart:data-source-has-labels="both" svg:x="0.349cm" svg:y="0.31cm" svg:width="14.15cm" svg:height="14.578cm">
          <chart:axis chart:dimension="x" chart:name="primary-x" chart:style-name="ch4">
            <chart:categories table:cell-range-address="'instr repo'.A2:'instr repo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str repo'.I2:'instr repo'.I33" chart:label-cell-address="'instr repo'.I1:'instr repo'.I1" chart:class="chart:scatter">
            <chart:domain table:cell-range-address="'instr repo'.E2:'instr repo'.E33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'instr repo'.I1:'instr repo'.I1">file-total-time</text:p>
              </table:table-cell>
            </table:table-row>
          </table:table-header-rows>
          <table:table-rows>
            <table:table-row>
              <table:table-cell office:value-type="string">
                <text:p text:id="'instr repo'.A2:'instr repo'.A33">language-construct/language-construct-ui.app</text:p>
              </table:table-cell>
              <table:table-cell office:value-type="float" office:value="1">
                <text:p text:id="'instr repo'.E2:'instr repo'.E33">1</text:p>
              </table:table-cell>
              <table:table-cell office:value-type="float" office:value="0">
                <text:p text:id="'instr repo'.I2:'instr repo'.I33">0</text:p>
              </table:table-cell>
            </table:table-row>
            <table:table-row>
              <table:table-cell office:value-type="string">
                <text:p>language-construct/language-construct-data.app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age/manage-ui.app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age/manage-data.app</text:p>
              </table:table-cell>
              <table:table-cell office:value-type="float" office:value="1537">
                <text:p>153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search/search-ui.app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earch/search-configuration.app</text:p>
              </table:table-cell>
              <table:table-cell office:value-type="float" office:value="206">
                <text:p>2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earch/search-misc.app</text:p>
              </table:table-cell>
              <table:table-cell office:value-type="float" office:value="259">
                <text:p>2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equest/request.app</text:p>
              </table:table-cell>
              <table:table-cell office:value-type="float" office:value="1105">
                <text:p>110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entry/entry.app</text:p>
              </table:table-cell>
              <table:table-cell office:value-type="float" office:value="614">
                <text:p>6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project/project.app</text:p>
              </table:table-cell>
              <table:table-cell office:value-type="float" office:value="214">
                <text:p>2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elib/bootstrap/bootstrap.app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b/bootstrap/icons.ap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b/request.app</text:p>
              </table:table-cell>
              <table:table-cell office:value-type="float" office:value="66">
                <text:p>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lib/ace.app</text:p>
              </table:table-cell>
              <table:table-cell office:value-type="float" office:value="340">
                <text:p>3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elib/tabs.app</text:p>
              </table:table-cell>
              <table:table-cell office:value-type="float" office:value="162">
                <text:p>1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lib/coordinates.app</text:p>
              </table:table-cell>
              <table:table-cell office:value-type="float" office:value="79">
                <text:p>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lib/datetime.app</text:p>
              </table:table-cell>
              <table:table-cell office:value-type="float" office:value="715">
                <text:p>7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elib/modal-dialog.app</text:p>
              </table:table-cell>
              <table:table-cell office:value-type="float" office:value="66">
                <text:p>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lib/pageindex.app</text:p>
              </table:table-cell>
              <table:table-cell office:value-type="float" office:value="847">
                <text:p>8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elib/markup.app</text:p>
              </table:table-cell>
              <table:table-cell office:value-type="float" office:value="75">
                <text:p>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lib/string.app</text:p>
              </table:table-cell>
              <table:table-cell office:value-type="float" office:value="901">
                <text:p>9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elib/lib.app</text:p>
              </table:table-cell>
              <table:table-cell office:value-type="float" office:value="47">
                <text:p>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lib/counter.app</text:p>
              </table:table-cell>
              <table:table-cell office:value-type="float" office:value="83">
                <text:p>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lib/list.app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lib/editable.app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elib/accesscontrol.app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elib/checkboxWikiText.app</text:p>
              </table:table-cell>
              <table:table-cell office:value-type="float" office:value="601">
                <text:p>6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elib/rss.app</text:p>
              </table:table-cell>
              <table:table-cell office:value-type="float" office:value="174">
                <text:p>1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lib/math.app</text:p>
              </table:table-cell>
              <table:table-cell office:value-type="float" office:value="464">
                <text:p>46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epository/repository.app</text:p>
              </table:table-cell>
              <table:table-cell office:value-type="float" office:value="909">
                <text:p>90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eposearch.app</text:p>
              </table:table-cell>
              <table:table-cell office:value-type="float" office:value="997">
                <text:p>99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ac.app</text:p>
              </table:table-cell>
              <table:table-cell office:value-type="float" office:value="578">
                <text:p>578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